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Ubuntu Mono" svg:font-family="'Ubuntu Mono'" style:font-adornments="Regular" style:font-pitch="fixed"/>
    <style:font-face style:name="FreeCondensed" svg:font-family="FreeCondensed" style:font-family-generic="modern" style:font-pitch="fixed"/>
    <style:font-face style:name="WenQuanYi Zen Hei Mono" svg:font-family="'WenQuanYi Zen Hei Mono'" style:font-family-generic="modern" style:font-pitch="fixed"/>
    <style:font-face style:name="Linux Libertine" svg:font-family="'Linux Libertine'" style:font-pitch="variable"/>
    <style:font-face style:name="Linux Libertine O2" svg:font-family="'Linux Libertine O'"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Linux Libertine O2" fo:language="it" fo:country="IT"/>
    </style:style>
    <style:style style:name="P2" style:family="paragraph" style:parent-style-name="Header">
      <style:text-properties style:font-name="Linux Libertine O2" fo:language="it" fo:country="IT" fo:font-weight="bold" officeooo:rsid="00b1f61f" style:font-weight-asian="bold" style:font-weight-complex="bold"/>
    </style:style>
    <style:style style:name="P3" style:family="paragraph" style:parent-style-name="Header">
      <style:text-properties style:font-name="Linux Libertine O2" fo:language="it" fo:country="IT" fo:font-weight="bold" officeooo:rsid="00de85e9" officeooo:paragraph-rsid="00de85e9" style:font-weight-asian="bold" style:font-weight-complex="bold"/>
    </style:style>
    <style:style style:name="P4" style:family="paragraph" style:parent-style-name="Footer">
      <style:text-properties style:font-name="Linux Libertine O2" fo:language="it" fo:country="IT"/>
    </style:style>
    <style:style style:name="P5" style:family="paragraph" style:parent-style-name="Footer">
      <style:text-properties style:font-name="Linux Libertine O2" fo:language="it" fo:country="IT" fo:font-weight="bold" style:font-weight-asian="bold" style:font-weight-complex="bold"/>
    </style:style>
    <style:style style:name="P6" style:family="paragraph" style:parent-style-name="Text_20_body">
      <style:paragraph-properties fo:text-align="center" style:justify-single-word="false"/>
      <style:text-properties style:font-name="Linux Libertine O2" fo:font-size="16pt" fo:language="it" fo:country="IT" style:font-size-asian="16pt" style:font-size-complex="16pt"/>
    </style:style>
    <style:style style:name="P7" style:family="paragraph" style:parent-style-name="Text_20_body">
      <style:paragraph-properties fo:text-align="start" style:justify-single-word="false"/>
      <style:text-properties style:font-name="Linux Libertine O2" fo:font-size="16pt" fo:language="it" fo:country="IT" style:font-size-asian="16pt" style:font-size-complex="16pt"/>
    </style:style>
    <style:style style:name="P8" style:family="paragraph" style:parent-style-name="Text_20_body">
      <style:paragraph-properties fo:text-align="center" style:justify-single-word="false"/>
      <style:text-properties style:font-name="Linux Libertine O2" fo:font-size="16pt" fo:language="it" fo:country="IT" officeooo:rsid="00b67399" officeooo:paragraph-rsid="00b67399" style:font-size-asian="16pt" style:font-size-complex="16pt"/>
    </style:style>
    <style:style style:name="P9" style:family="paragraph" style:parent-style-name="Text_20_body">
      <style:paragraph-properties fo:text-align="center" style:justify-single-word="false"/>
      <style:text-properties style:font-name="Linux Libertine O2" fo:font-size="16pt" fo:language="it" fo:country="IT" officeooo:rsid="00e6b82e" officeooo:paragraph-rsid="00e6b82e" style:font-size-asian="16pt" style:font-size-complex="16pt"/>
    </style:style>
    <style:style style:name="P10" style:family="paragraph" style:parent-style-name="Text_20_body">
      <style:paragraph-properties fo:text-align="end" style:justify-single-word="false"/>
      <style:text-properties style:font-name="Linux Libertine O2" fo:font-size="16pt" fo:language="it" fo:country="IT" fo:font-style="normal" style:font-size-asian="16pt" style:font-style-asian="normal" style:font-size-complex="16pt" style:font-style-complex="normal"/>
    </style:style>
    <style:style style:name="P11" style:family="paragraph" style:parent-style-name="Text_20_body">
      <style:paragraph-properties fo:text-align="end" style:justify-single-word="false"/>
      <style:text-properties style:font-name="Linux Libertine O2" fo:font-size="16pt" fo:language="it" fo:country="IT" fo:font-style="normal" officeooo:paragraph-rsid="00de85e9" style:font-size-asian="16pt" style:font-style-asian="normal" style:font-size-complex="16pt" style:font-style-complex="normal"/>
    </style:style>
    <style:style style:name="P12" style:family="paragraph" style:parent-style-name="Text_20_body">
      <style:text-properties fo:language="it" fo:country="IT" officeooo:paragraph-rsid="00b37796"/>
    </style:style>
    <style:style style:name="P13" style:family="paragraph" style:parent-style-name="Text_20_body">
      <style:paragraph-properties fo:text-align="center" style:justify-single-word="false"/>
      <style:text-properties fo:language="it" fo:country="IT"/>
    </style:style>
    <style:style style:name="P14" style:family="paragraph" style:parent-style-name="Text_20_body">
      <style:paragraph-properties fo:text-align="center" style:justify-single-word="false" fo:break-before="page"/>
      <style:text-properties fo:language="it" fo:country="IT"/>
    </style:style>
    <style:style style:name="P15" style:family="paragraph" style:parent-style-name="Heading">
      <style:paragraph-properties fo:text-align="center" style:justify-single-word="false"/>
      <style:text-properties style:font-name="Linux Libertine" fo:font-size="24pt" officeooo:rsid="00de85e9" officeooo:paragraph-rsid="00de85e9" style:font-size-asian="24pt" style:font-size-complex="24pt"/>
    </style:style>
    <style:style style:name="P16" style:family="paragraph" style:parent-style-name="Heading">
      <style:paragraph-properties fo:text-align="center" style:justify-single-word="false"/>
      <style:text-properties style:font-name="Linux Libertine" fo:font-size="28pt" fo:font-weight="bold" officeooo:rsid="00e8edaa" officeooo:paragraph-rsid="010fca5f" style:font-size-asian="28pt" style:font-weight-asian="bold" style:font-size-complex="28pt" style:font-weight-complex="bold"/>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paragraph-rsid="00f2844d"/>
    </style:style>
    <style:style style:name="P19" style:family="paragraph" style:parent-style-name="Text_20_body" style:list-style-name="L48">
      <style:text-properties fo:font-style="italic" officeooo:paragraph-rsid="0190cb86" style:font-style-asian="italic" style:font-style-complex="italic"/>
    </style:style>
    <style:style style:name="P20" style:family="paragraph" style:parent-style-name="Text_20_body" style:list-style-name="L28">
      <style:text-properties officeooo:paragraph-rsid="01595cf4"/>
    </style:style>
    <style:style style:name="P21" style:family="paragraph" style:parent-style-name="Text_20_body" style:list-style-name="L30">
      <style:text-properties officeooo:paragraph-rsid="00efa237"/>
    </style:style>
    <style:style style:name="P22" style:family="paragraph" style:parent-style-name="Text_20_body" style:list-style-name="L31">
      <style:text-properties officeooo:paragraph-rsid="00efa237"/>
    </style:style>
    <style:style style:name="P23" style:family="paragraph" style:parent-style-name="Text_20_body" style:list-style-name="L32">
      <style:text-properties officeooo:paragraph-rsid="00efa237"/>
    </style:style>
    <style:style style:name="P24" style:family="paragraph" style:parent-style-name="Text_20_body" style:list-style-name="L33">
      <style:text-properties officeooo:paragraph-rsid="00efa237"/>
    </style:style>
    <style:style style:name="P25" style:family="paragraph" style:parent-style-name="Text_20_body" style:list-style-name="L34">
      <style:text-properties officeooo:paragraph-rsid="00efa237"/>
    </style:style>
    <style:style style:name="P26" style:family="paragraph" style:parent-style-name="Text_20_body">
      <style:text-properties officeooo:paragraph-rsid="00efa237"/>
    </style:style>
    <style:style style:name="P27" style:family="paragraph" style:parent-style-name="Text_20_body">
      <style:text-properties officeooo:paragraph-rsid="00f573a6"/>
    </style:style>
    <style:style style:name="P28" style:family="paragraph" style:parent-style-name="Text_20_body" style:list-style-name="L35">
      <style:text-properties officeooo:paragraph-rsid="00f573a6"/>
    </style:style>
    <style:style style:name="P29" style:family="paragraph" style:parent-style-name="Text_20_body">
      <style:text-properties officeooo:paragraph-rsid="00f7087a"/>
    </style:style>
    <style:style style:name="P30" style:family="paragraph" style:parent-style-name="Text_20_body" style:list-style-name="L37">
      <style:text-properties officeooo:paragraph-rsid="00f7087a"/>
    </style:style>
    <style:style style:name="P31" style:family="paragraph" style:parent-style-name="Text_20_body">
      <style:text-properties officeooo:paragraph-rsid="00f74d40"/>
    </style:style>
    <style:style style:name="P32" style:family="paragraph" style:parent-style-name="Text_20_body">
      <style:text-properties officeooo:paragraph-rsid="00f77d9a"/>
    </style:style>
    <style:style style:name="P33" style:family="paragraph" style:parent-style-name="Text_20_body">
      <style:text-properties officeooo:paragraph-rsid="00f7a92a"/>
    </style:style>
    <style:style style:name="P34" style:family="paragraph" style:parent-style-name="Text_20_body">
      <style:text-properties officeooo:paragraph-rsid="00f7c63b"/>
    </style:style>
    <style:style style:name="P35" style:family="paragraph" style:parent-style-name="Text_20_body">
      <style:text-properties officeooo:paragraph-rsid="00f8fca2"/>
    </style:style>
    <style:style style:name="P36" style:family="paragraph" style:parent-style-name="Text_20_body">
      <style:text-properties officeooo:paragraph-rsid="00f957c5"/>
    </style:style>
    <style:style style:name="P37" style:family="paragraph" style:parent-style-name="Text_20_body">
      <style:text-properties officeooo:paragraph-rsid="00fcb6ac"/>
    </style:style>
    <style:style style:name="P38" style:family="paragraph" style:parent-style-name="Text_20_body">
      <style:text-properties officeooo:paragraph-rsid="00fd38fb"/>
    </style:style>
    <style:style style:name="P39" style:family="paragraph" style:parent-style-name="Text_20_body">
      <style:text-properties officeooo:paragraph-rsid="00fe1fbb"/>
    </style:style>
    <style:style style:name="P40" style:family="paragraph" style:parent-style-name="Text_20_body" style:list-style-name="L42">
      <style:text-properties officeooo:paragraph-rsid="013cce69"/>
    </style:style>
    <style:style style:name="P41" style:family="paragraph" style:parent-style-name="Text_20_body">
      <style:text-properties officeooo:paragraph-rsid="011dcd2a"/>
    </style:style>
    <style:style style:name="P42" style:family="paragraph" style:parent-style-name="Text_20_body" style:list-style-name="L46">
      <style:paragraph-properties fo:text-align="start" style:justify-single-word="false"/>
      <style:text-properties officeooo:paragraph-rsid="013cce69"/>
    </style:style>
    <style:style style:name="P43" style:family="paragraph" style:parent-style-name="Text_20_body">
      <style:text-properties officeooo:paragraph-rsid="013c16be"/>
    </style:style>
    <style:style style:name="P44" style:family="paragraph" style:parent-style-name="Text_20_body" style:list-style-name="L43">
      <style:text-properties officeooo:paragraph-rsid="013cce69"/>
    </style:style>
    <style:style style:name="P45" style:family="paragraph" style:parent-style-name="Text_20_body" style:list-style-name="L44">
      <style:text-properties officeooo:paragraph-rsid="013cce69"/>
    </style:style>
    <style:style style:name="P46" style:family="paragraph" style:parent-style-name="Text_20_body" style:list-style-name="L45">
      <style:text-properties officeooo:paragraph-rsid="013cce69"/>
    </style:style>
    <style:style style:name="P47" style:family="paragraph" style:parent-style-name="Text_20_body" style:list-style-name="L45">
      <style:text-properties officeooo:paragraph-rsid="0159e9ec"/>
    </style:style>
    <style:style style:name="P48" style:family="paragraph" style:parent-style-name="Text_20_body">
      <style:text-properties officeooo:paragraph-rsid="013cce69"/>
    </style:style>
    <style:style style:name="P49" style:family="paragraph" style:parent-style-name="Text_20_body">
      <style:text-properties officeooo:paragraph-rsid="01418c19"/>
    </style:style>
    <style:style style:name="P50" style:family="paragraph" style:parent-style-name="Text_20_body">
      <style:text-properties officeooo:paragraph-rsid="0143a3ab"/>
    </style:style>
    <style:style style:name="P51" style:family="paragraph" style:parent-style-name="Text_20_body">
      <style:text-properties officeooo:paragraph-rsid="015637cc"/>
    </style:style>
    <style:style style:name="P52" style:family="paragraph" style:parent-style-name="Text_20_body">
      <style:text-properties officeooo:paragraph-rsid="0158c363"/>
    </style:style>
    <style:style style:name="P53" style:family="paragraph" style:parent-style-name="Text_20_body">
      <style:text-properties officeooo:paragraph-rsid="01595cf4"/>
    </style:style>
    <style:style style:name="P54" style:family="paragraph" style:parent-style-name="Text_20_body">
      <style:text-properties officeooo:paragraph-rsid="0159e9ec"/>
    </style:style>
    <style:style style:name="P55" style:family="paragraph" style:parent-style-name="Text_20_body">
      <style:text-properties officeooo:paragraph-rsid="015b82c2"/>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officeooo:paragraph-rsid="01678e77"/>
    </style:style>
    <style:style style:name="P58" style:family="paragraph" style:parent-style-name="Text_20_body">
      <style:text-properties officeooo:paragraph-rsid="016958bb"/>
    </style:style>
    <style:style style:name="P59" style:family="paragraph" style:parent-style-name="Text_20_body">
      <style:text-properties officeooo:paragraph-rsid="016dd2c1"/>
    </style:style>
    <style:style style:name="P60" style:family="paragraph" style:parent-style-name="Text_20_body" style:list-style-name="L47">
      <style:text-properties officeooo:paragraph-rsid="016dd2c1"/>
    </style:style>
    <style:style style:name="P61" style:family="paragraph" style:parent-style-name="Text_20_body">
      <style:text-properties officeooo:paragraph-rsid="017131cd"/>
    </style:style>
    <style:style style:name="P62" style:family="paragraph" style:parent-style-name="Text_20_body">
      <style:text-properties officeooo:paragraph-rsid="017c717f"/>
    </style:style>
    <style:style style:name="P63" style:family="paragraph" style:parent-style-name="Text_20_body">
      <style:text-properties officeooo:paragraph-rsid="017f32a3"/>
    </style:style>
    <style:style style:name="P64" style:family="paragraph" style:parent-style-name="Text_20_body">
      <style:text-properties officeooo:paragraph-rsid="018fbcb9"/>
    </style:style>
    <style:style style:name="P65" style:family="paragraph" style:parent-style-name="Text_20_body">
      <style:text-properties officeooo:paragraph-rsid="0199eee7"/>
    </style:style>
    <style:style style:name="P66" style:family="paragraph" style:parent-style-name="Text_20_body">
      <style:text-properties officeooo:paragraph-rsid="01a47878"/>
    </style:style>
    <style:style style:name="P67" style:family="paragraph" style:parent-style-name="Text_20_body">
      <style:text-properties officeooo:paragraph-rsid="01ac9c72"/>
    </style:style>
    <style:style style:name="P68" style:family="paragraph" style:parent-style-name="Text_20_body" style:list-style-name="L49">
      <style:text-properties officeooo:paragraph-rsid="01ac9c72"/>
    </style:style>
    <style:style style:name="P69" style:family="paragraph" style:parent-style-name="Text_20_body">
      <style:text-properties officeooo:paragraph-rsid="01b49187"/>
    </style:style>
    <style:style style:name="P70" style:family="paragraph" style:parent-style-name="Text_20_body" style:list-style-name="L50">
      <style:text-properties officeooo:paragraph-rsid="01b49187"/>
    </style:style>
    <style:style style:name="P71" style:family="paragraph" style:parent-style-name="Text_20_body" style:list-style-name="L50">
      <style:text-properties officeooo:paragraph-rsid="01b5fac3"/>
    </style:style>
    <style:style style:name="P72" style:family="paragraph" style:parent-style-name="Text_20_body">
      <style:text-properties officeooo:paragraph-rsid="01b929ff"/>
    </style:style>
    <style:style style:name="P73" style:family="paragraph" style:parent-style-name="Text_20_body" style:list-style-name="L28">
      <style:paragraph-properties fo:margin-top="0in" fo:margin-bottom="0in" style:contextual-spacing="false"/>
      <style:text-properties officeooo:paragraph-rsid="01595cf4"/>
    </style:style>
    <style:style style:name="P74" style:family="paragraph" style:parent-style-name="Text_20_body" style:list-style-name="L30">
      <style:paragraph-properties fo:margin-top="0in" fo:margin-bottom="0in" style:contextual-spacing="false"/>
      <style:text-properties officeooo:paragraph-rsid="00efa237"/>
    </style:style>
    <style:style style:name="P75" style:family="paragraph" style:parent-style-name="Text_20_body" style:list-style-name="L31">
      <style:paragraph-properties fo:margin-top="0in" fo:margin-bottom="0in" style:contextual-spacing="false"/>
      <style:text-properties officeooo:paragraph-rsid="00efa237"/>
    </style:style>
    <style:style style:name="P76" style:family="paragraph" style:parent-style-name="Text_20_body" style:list-style-name="L32">
      <style:paragraph-properties fo:margin-top="0in" fo:margin-bottom="0in" style:contextual-spacing="false"/>
      <style:text-properties officeooo:paragraph-rsid="00efa237"/>
    </style:style>
    <style:style style:name="P77" style:family="paragraph" style:parent-style-name="Text_20_body" style:list-style-name="L33">
      <style:paragraph-properties fo:margin-top="0in" fo:margin-bottom="0in" style:contextual-spacing="false"/>
      <style:text-properties officeooo:paragraph-rsid="00efa237"/>
    </style:style>
    <style:style style:name="P78" style:family="paragraph" style:parent-style-name="Text_20_body" style:list-style-name="L34">
      <style:paragraph-properties fo:margin-top="0in" fo:margin-bottom="0in" style:contextual-spacing="false"/>
      <style:text-properties officeooo:paragraph-rsid="00efa237"/>
    </style:style>
    <style:style style:name="P79" style:family="paragraph" style:parent-style-name="Heading_20_2">
      <style:text-properties officeooo:paragraph-rsid="0199eee7"/>
    </style:style>
    <style:style style:name="P80" style:family="paragraph" style:parent-style-name="Heading_20_2">
      <style:text-properties officeooo:paragraph-rsid="01a47878"/>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Source_20_Code">
      <style:text-properties officeooo:paragraph-rsid="0158c363"/>
    </style:style>
    <style:style style:name="P85" style:family="paragraph" style:parent-style-name="Source_20_Code">
      <style:text-properties officeooo:paragraph-rsid="016a407c"/>
    </style:style>
    <style:style style:name="T1" style:family="text">
      <style:text-properties officeooo:rsid="00b1f61f"/>
    </style:style>
    <style:style style:name="T2" style:family="text">
      <style:text-properties officeooo:rsid="00de85e9"/>
    </style:style>
    <style:style style:name="T3" style:family="text">
      <style:text-properties officeooo:rsid="00ed370d"/>
    </style:style>
    <style:style style:name="T4" style:family="text">
      <style:text-properties fo:font-weight="normal" style:font-weight-asian="normal" style:font-weight-complex="normal"/>
    </style:style>
    <style:style style:name="T5" style:family="text">
      <style:text-properties fo:font-weight="normal" officeooo:rsid="0117314f" style:font-weight-asian="normal" style:font-weight-complex="normal"/>
    </style:style>
    <style:style style:name="T6" style:family="text">
      <style:text-properties fo:font-weight="normal" officeooo:rsid="01678e77" style:font-weight-asian="normal" style:font-weight-complex="normal"/>
    </style:style>
    <style:style style:name="T7" style:family="text">
      <style:text-properties fo:font-weight="normal" officeooo:rsid="016958bb" style:font-weight-asian="normal" style:font-weight-complex="normal"/>
    </style:style>
    <style:style style:name="T8" style:family="text">
      <style:text-properties fo:font-weight="normal" officeooo:rsid="016a407c" style:font-weight-asian="normal" style:font-weight-complex="normal"/>
    </style:style>
    <style:style style:name="T9" style:family="text">
      <style:text-properties fo:font-weight="normal" officeooo:rsid="016b3873" style:font-weight-asian="normal" style:font-weight-complex="normal"/>
    </style:style>
    <style:style style:name="T10" style:family="text">
      <style:text-properties fo:font-weight="normal" officeooo:rsid="016cb926" style:font-weight-asian="normal" style:font-weight-complex="normal"/>
    </style:style>
    <style:style style:name="T11" style:family="text">
      <style:text-properties fo:font-weight="normal" officeooo:rsid="018cbb76" style:font-weight-asian="normal" style:font-weight-complex="normal"/>
    </style:style>
    <style:style style:name="T12" style:family="text">
      <style:text-properties fo:font-weight="normal" officeooo:rsid="01a089f4" style:font-weight-asian="normal" style:font-weight-complex="normal"/>
    </style:style>
    <style:style style:name="T13" style:family="text">
      <style:text-properties fo:font-weight="normal" officeooo:rsid="01a0f06c" style:font-weight-asian="normal" style:font-weight-complex="normal"/>
    </style:style>
    <style:style style:name="T14" style:family="text">
      <style:text-properties fo:font-weight="normal" officeooo:rsid="01a0fee9" style:font-weight-asian="normal" style:font-weight-complex="normal"/>
    </style:style>
    <style:style style:name="T15" style:family="text">
      <style:text-properties fo:font-weight="normal" officeooo:rsid="01b49187" style:font-weight-asian="normal" style:font-weight-complex="normal"/>
    </style:style>
    <style:style style:name="T16" style:family="text">
      <style:text-properties fo:font-weight="normal" officeooo:rsid="01b5fac3" style:font-weight-asian="normal" style:font-weight-complex="normal"/>
    </style:style>
    <style:style style:name="T17" style:family="text">
      <style:text-properties officeooo:rsid="00e87c72"/>
    </style:style>
    <style:style style:name="T18" style:family="text">
      <style:text-properties fo:font-weight="bold" style:font-weight-asian="bold" style:font-weight-complex="bold"/>
    </style:style>
    <style:style style:name="T19" style:family="text">
      <style:text-properties fo:font-weight="bold" officeooo:rsid="00de85e9" style:font-weight-asian="bold" style:font-weight-complex="bold"/>
    </style:style>
    <style:style style:name="T20" style:family="text">
      <style:text-properties officeooo:rsid="00e8edaa"/>
    </style:style>
    <style:style style:name="T21" style:family="text">
      <style:text-properties officeooo:rsid="00eae102"/>
    </style:style>
    <style:style style:name="T22" style:family="text">
      <style:text-properties fo:font-style="italic" style:font-style-asian="italic" style:font-style-complex="italic"/>
    </style:style>
    <style:style style:name="T23" style:family="text">
      <style:text-properties fo:font-style="italic" officeooo:rsid="011c074d" style:font-style-asian="italic" style:font-style-complex="italic"/>
    </style:style>
    <style:style style:name="T24" style:family="text">
      <style:text-properties fo:font-style="italic" officeooo:rsid="01154f7e" style:font-style-asian="italic" style:font-style-complex="italic"/>
    </style:style>
    <style:style style:name="T25" style:family="text">
      <style:text-properties fo:font-style="italic" officeooo:rsid="011fd4ec" style:font-style-asian="italic" style:font-style-complex="italic"/>
    </style:style>
    <style:style style:name="T26" style:family="text">
      <style:text-properties fo:font-style="italic" officeooo:rsid="0123e3a5" style:font-style-asian="italic" style:font-style-complex="italic"/>
    </style:style>
    <style:style style:name="T27" style:family="text">
      <style:text-properties fo:font-style="italic" officeooo:rsid="015ef027" style:font-style-asian="italic" style:font-style-complex="italic"/>
    </style:style>
    <style:style style:name="T28" style:family="text">
      <style:text-properties fo:font-style="italic" officeooo:rsid="0161d628" style:font-style-asian="italic" style:font-style-complex="italic"/>
    </style:style>
    <style:style style:name="T29" style:family="text">
      <style:text-properties fo:font-style="italic" officeooo:rsid="01476946" style:font-style-asian="italic" style:font-style-complex="italic"/>
    </style:style>
    <style:style style:name="T30" style:family="text">
      <style:text-properties fo:font-style="italic" officeooo:rsid="0187fefe" style:font-style-asian="italic" style:font-style-complex="italic"/>
    </style:style>
    <style:style style:name="T31" style:family="text">
      <style:text-properties fo:font-style="italic" officeooo:rsid="0188caeb" style:font-style-asian="italic" style:font-style-complex="italic"/>
    </style:style>
    <style:style style:name="T32" style:family="text">
      <style:text-properties fo:font-style="italic" officeooo:rsid="018a392b" style:font-style-asian="italic" style:font-style-complex="italic"/>
    </style:style>
    <style:style style:name="T33" style:family="text">
      <style:text-properties fo:font-style="italic" officeooo:rsid="018cbb76" style:font-style-asian="italic" style:font-style-complex="italic"/>
    </style:style>
    <style:style style:name="T34" style:family="text">
      <style:text-properties fo:font-style="italic" officeooo:rsid="01959b44" style:font-style-asian="italic" style:font-style-complex="italic"/>
    </style:style>
    <style:style style:name="T35" style:family="text">
      <style:text-properties fo:font-style="italic" officeooo:rsid="019a1f3e" style:font-style-asian="italic" style:font-style-complex="italic"/>
    </style:style>
    <style:style style:name="T36" style:family="text">
      <style:text-properties fo:font-style="italic" officeooo:rsid="01a47878" style:font-style-asian="italic" style:font-style-complex="italic"/>
    </style:style>
    <style:style style:name="T37" style:family="text">
      <style:text-properties fo:font-style="italic" officeooo:rsid="019be5ea" style:font-style-asian="italic" style:font-style-complex="italic"/>
    </style:style>
    <style:style style:name="T38" style:family="text">
      <style:text-properties fo:font-style="italic" officeooo:rsid="01ac9c72" style:font-style-asian="italic" style:font-style-complex="italic"/>
    </style:style>
    <style:style style:name="T39" style:family="text">
      <style:text-properties fo:font-style="italic" officeooo:rsid="01ad578b" style:font-style-asian="italic" style:font-style-complex="italic"/>
    </style:style>
    <style:style style:name="T40" style:family="text">
      <style:text-properties fo:font-style="italic" officeooo:rsid="01b913c3" style:font-style-asian="italic" style:font-style-complex="italic"/>
    </style:style>
    <style:style style:name="T41" style:family="text">
      <style:text-properties fo:font-style="italic" officeooo:rsid="01bc9948" style:font-style-asian="italic" style:font-style-complex="italic"/>
    </style:style>
    <style:style style:name="T42" style:family="text">
      <style:text-properties fo:font-style="italic" style:text-underline-style="none" fo:font-weight="normal" style:font-style-asian="italic" style:font-weight-asian="normal" style:font-style-complex="italic"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16a407c" style:font-style-asian="italic" style:font-weight-asian="normal" style:font-style-complex="italic" style:font-weight-complex="normal"/>
    </style:style>
    <style:style style:name="T45" style:family="text">
      <style:text-properties fo:font-style="italic" fo:font-weight="normal" officeooo:rsid="01b49187" style:font-style-asian="italic" style:font-weight-asian="normal" style:font-style-complex="italic" style:font-weight-complex="normal"/>
    </style:style>
    <style:style style:name="T46" style:family="text">
      <style:text-properties fo:font-style="italic" fo:font-weight="normal" officeooo:rsid="01b5fac3" style:font-style-asian="italic" style:font-weight-asian="normal" style:font-style-complex="italic" style:font-weight-complex="normal"/>
    </style:style>
    <style:style style:name="T47" style:family="text">
      <style:text-properties officeooo:rsid="00f0045f"/>
    </style:style>
    <style:style style:name="T48" style:family="text">
      <style:text-properties officeooo:rsid="00f2844d"/>
    </style:style>
    <style:style style:name="T49" style:family="text">
      <style:text-properties officeooo:rsid="00f573a6"/>
    </style:style>
    <style:style style:name="T50" style:family="text">
      <style:text-properties officeooo:rsid="00f7087a"/>
    </style:style>
    <style:style style:name="T51" style:family="text">
      <style:text-properties officeooo:rsid="00f77d9a"/>
    </style:style>
    <style:style style:name="T52" style:family="text">
      <style:text-properties officeooo:rsid="00fb511b"/>
    </style:style>
    <style:style style:name="T53" style:family="text">
      <style:text-properties fo:font-style="normal" style:font-style-asian="normal" style:font-style-complex="normal"/>
    </style:style>
    <style:style style:name="T54" style:family="text">
      <style:text-properties fo:font-style="normal" officeooo:rsid="00fb511b" style:font-style-asian="normal" style:font-style-complex="normal"/>
    </style:style>
    <style:style style:name="T55" style:family="text">
      <style:text-properties fo:font-style="normal" officeooo:rsid="015ef027" style:font-style-asian="normal" style:font-style-complex="normal"/>
    </style:style>
    <style:style style:name="T56" style:family="text">
      <style:text-properties fo:font-style="normal" officeooo:rsid="017f32a3" style:font-style-asian="normal" style:font-style-complex="normal"/>
    </style:style>
    <style:style style:name="T57" style:family="text">
      <style:text-properties fo:font-style="normal" officeooo:rsid="01ac9c72" style:font-style-asian="normal" style:font-style-complex="normal"/>
    </style:style>
    <style:style style:name="T58" style:family="text">
      <style:text-properties fo:font-style="normal" officeooo:rsid="01ad578b" style:font-style-asian="normal" style:font-style-complex="normal"/>
    </style:style>
    <style:style style:name="T59" style:family="text">
      <style:text-properties officeooo:rsid="00fcb6ac"/>
    </style:style>
    <style:style style:name="T60" style:family="text">
      <style:text-properties officeooo:rsid="0104644e"/>
    </style:style>
    <style:style style:name="T61" style:family="text">
      <style:text-properties officeooo:rsid="0105e7e5"/>
    </style:style>
    <style:style style:name="T62" style:family="text">
      <style:text-properties officeooo:rsid="0107ba3a"/>
    </style:style>
    <style:style style:name="T63" style:family="text">
      <style:text-properties officeooo:rsid="0109d5b2"/>
    </style:style>
    <style:style style:name="T64" style:family="text">
      <style:text-properties officeooo:rsid="010d2ebf"/>
    </style:style>
    <style:style style:name="T65" style:family="text">
      <style:text-properties officeooo:rsid="010fca5f"/>
    </style:style>
    <style:style style:name="T66" style:family="text">
      <style:text-properties officeooo:rsid="0110ca17"/>
    </style:style>
    <style:style style:name="T67" style:family="text">
      <style:text-properties officeooo:rsid="011360a1"/>
    </style:style>
    <style:style style:name="T68" style:family="text">
      <style:text-properties officeooo:rsid="01154f7e"/>
    </style:style>
    <style:style style:name="T69" style:family="text">
      <style:text-properties officeooo:rsid="0116ee91"/>
    </style:style>
    <style:style style:name="T70" style:family="text">
      <style:text-properties officeooo:rsid="0116f4d4"/>
    </style:style>
    <style:style style:name="T71" style:family="text">
      <style:text-properties officeooo:rsid="0117314f"/>
    </style:style>
    <style:style style:name="T72" style:family="text">
      <style:text-properties officeooo:rsid="011c074d"/>
    </style:style>
    <style:style style:name="T73" style:family="text">
      <style:text-properties officeooo:rsid="011c9f6e"/>
    </style:style>
    <style:style style:name="T74" style:family="text">
      <style:text-properties officeooo:rsid="011cd828"/>
    </style:style>
    <style:style style:name="T75" style:family="text">
      <style:text-properties officeooo:rsid="011d3f7e"/>
    </style:style>
    <style:style style:name="T76" style:family="text">
      <style:text-properties officeooo:rsid="0121d097"/>
    </style:style>
    <style:style style:name="T77" style:family="text">
      <style:text-properties officeooo:rsid="0123924f"/>
    </style:style>
    <style:style style:name="T78" style:family="text">
      <style:text-properties officeooo:rsid="0123e3a5"/>
    </style:style>
    <style:style style:name="T79" style:family="text">
      <style:text-properties officeooo:rsid="01287618"/>
    </style:style>
    <style:style style:name="T80" style:family="text">
      <style:text-properties officeooo:rsid="012aaf73"/>
    </style:style>
    <style:style style:name="T81" style:family="text">
      <style:text-properties officeooo:rsid="012c5e1b"/>
    </style:style>
    <style:style style:name="T82" style:family="text">
      <style:text-properties officeooo:rsid="012c8baa"/>
    </style:style>
    <style:style style:name="T83" style:family="text">
      <style:text-properties officeooo:rsid="012db9d4"/>
    </style:style>
    <style:style style:name="T84" style:family="text">
      <style:text-properties officeooo:rsid="0131e93d"/>
    </style:style>
    <style:style style:name="T85" style:family="text">
      <style:text-properties officeooo:rsid="0132a4ca"/>
    </style:style>
    <style:style style:name="T86" style:family="text">
      <style:text-properties officeooo:rsid="0133ddc8"/>
    </style:style>
    <style:style style:name="T87" style:family="text">
      <style:text-properties officeooo:rsid="01358c14"/>
    </style:style>
    <style:style style:name="T88" style:family="text">
      <style:text-properties officeooo:rsid="0136ea46"/>
    </style:style>
    <style:style style:name="T89" style:family="text">
      <style:text-properties officeooo:rsid="0137ca6c"/>
    </style:style>
    <style:style style:name="T90" style:family="text">
      <style:text-properties officeooo:rsid="013978f0"/>
    </style:style>
    <style:style style:name="T91" style:family="text">
      <style:text-properties officeooo:rsid="013b3ad8"/>
    </style:style>
    <style:style style:name="T92" style:family="text">
      <style:text-properties officeooo:rsid="013c0a76"/>
    </style:style>
    <style:style style:name="T93" style:family="text">
      <style:text-properties officeooo:rsid="013c16be"/>
    </style:style>
    <style:style style:name="T94" style:family="text">
      <style:text-properties officeooo:rsid="013cce69"/>
    </style:style>
    <style:style style:name="T95" style:family="text">
      <style:text-properties officeooo:rsid="013dca83"/>
    </style:style>
    <style:style style:name="T96" style:family="text">
      <style:text-properties officeooo:rsid="013dec56"/>
    </style:style>
    <style:style style:name="T97" style:family="text">
      <style:text-properties officeooo:rsid="013fc996"/>
    </style:style>
    <style:style style:name="T98" style:family="text">
      <style:text-properties officeooo:rsid="0140d977"/>
    </style:style>
    <style:style style:name="T99" style:family="text">
      <style:text-properties officeooo:rsid="01418c19"/>
    </style:style>
    <style:style style:name="T100" style:family="text">
      <style:text-properties officeooo:rsid="014254a5"/>
    </style:style>
    <style:style style:name="T101" style:family="text">
      <style:text-properties officeooo:rsid="0143a3ab"/>
    </style:style>
    <style:style style:name="T102" style:family="text">
      <style:text-properties officeooo:rsid="01446ba2"/>
    </style:style>
    <style:style style:name="T103" style:family="text">
      <style:text-properties officeooo:rsid="01460401"/>
    </style:style>
    <style:style style:name="T104" style:family="text">
      <style:text-properties officeooo:rsid="0146a07c"/>
    </style:style>
    <style:style style:name="T105" style:family="text">
      <style:text-properties officeooo:rsid="01476946"/>
    </style:style>
    <style:style style:name="T106" style:family="text">
      <style:text-properties officeooo:rsid="014990cd"/>
    </style:style>
    <style:style style:name="T107" style:family="text">
      <style:text-properties officeooo:rsid="014a090f"/>
    </style:style>
    <style:style style:name="T108" style:family="text">
      <style:text-properties officeooo:rsid="014c1dc1"/>
    </style:style>
    <style:style style:name="T109" style:family="text">
      <style:text-properties officeooo:rsid="014da432"/>
    </style:style>
    <style:style style:name="T110" style:family="text">
      <style:text-properties officeooo:rsid="014eb485"/>
    </style:style>
    <style:style style:name="T111" style:family="text">
      <style:text-properties officeooo:rsid="0152445c"/>
    </style:style>
    <style:style style:name="T112" style:family="text">
      <style:text-properties officeooo:rsid="015471f9"/>
    </style:style>
    <style:style style:name="T113" style:family="text">
      <style:text-properties officeooo:rsid="015637cc"/>
    </style:style>
    <style:style style:name="T114" style:family="text">
      <style:text-properties officeooo:rsid="0158c363"/>
    </style:style>
    <style:style style:name="T115" style:family="text">
      <style:text-properties officeooo:rsid="01595cf4"/>
    </style:style>
    <style:style style:name="T116" style:family="text">
      <style:text-properties officeooo:rsid="0159e9ec"/>
    </style:style>
    <style:style style:name="T117" style:family="text">
      <style:text-properties officeooo:rsid="015dbe3b"/>
    </style:style>
    <style:style style:name="T118" style:family="text">
      <style:text-properties officeooo:rsid="015e719f"/>
    </style:style>
    <style:style style:name="T119" style:family="text">
      <style:text-properties officeooo:rsid="015ef027"/>
    </style:style>
    <style:style style:name="T120" style:family="text">
      <style:text-properties officeooo:rsid="015fe9dc"/>
    </style:style>
    <style:style style:name="T121" style:family="text">
      <style:text-properties officeooo:rsid="0161d628"/>
    </style:style>
    <style:style style:name="T122" style:family="text">
      <style:text-properties officeooo:rsid="0163558d"/>
    </style:style>
    <style:style style:name="T123" style:family="text">
      <style:text-properties officeooo:rsid="016362ab"/>
    </style:style>
    <style:style style:name="T124" style:family="text">
      <style:text-properties officeooo:rsid="01637cb8"/>
    </style:style>
    <style:style style:name="T125" style:family="text">
      <style:text-properties officeooo:rsid="0164f9c3"/>
    </style:style>
    <style:style style:name="T126" style:family="text">
      <style:text-properties officeooo:rsid="016528b2"/>
    </style:style>
    <style:style style:name="T127" style:family="text">
      <style:text-properties officeooo:rsid="0165662e"/>
    </style:style>
    <style:style style:name="T128" style:family="text">
      <style:text-properties officeooo:rsid="01671078"/>
    </style:style>
    <style:style style:name="T129" style:family="text">
      <style:text-properties officeooo:rsid="016763bf"/>
    </style:style>
    <style:style style:name="T130" style:family="text">
      <style:text-properties officeooo:rsid="01678e77"/>
    </style:style>
    <style:style style:name="T131" style:family="text">
      <style:text-properties officeooo:rsid="016958bb"/>
    </style:style>
    <style:style style:name="T132" style:family="text">
      <style:text-properties fo:color="#c0c0c0" fo:font-weight="normal" officeooo:rsid="016d7d0e" style:font-weight-asian="normal" style:font-weight-complex="normal"/>
    </style:style>
    <style:style style:name="T133" style:family="text">
      <style:text-properties officeooo:rsid="016dd2c1"/>
    </style:style>
    <style:style style:name="T134" style:family="text">
      <style:text-properties officeooo:rsid="017131cd"/>
    </style:style>
    <style:style style:name="T135" style:family="text">
      <style:text-properties officeooo:rsid="0172fde8"/>
    </style:style>
    <style:style style:name="T136" style:family="text">
      <style:text-properties officeooo:rsid="0174c33f"/>
    </style:style>
    <style:style style:name="T137" style:family="text">
      <style:text-properties officeooo:rsid="0175ad07"/>
    </style:style>
    <style:style style:name="T138" style:family="text">
      <style:text-properties officeooo:rsid="01778263"/>
    </style:style>
    <style:style style:name="T139" style:family="text">
      <style:text-properties officeooo:rsid="01792894"/>
    </style:style>
    <style:style style:name="T140" style:family="text">
      <style:text-properties officeooo:rsid="017a1943"/>
    </style:style>
    <style:style style:name="T141" style:family="text">
      <style:text-properties officeooo:rsid="017ab018"/>
    </style:style>
    <style:style style:name="T142" style:family="text">
      <style:text-properties officeooo:rsid="017f32a3"/>
    </style:style>
    <style:style style:name="T143" style:family="text">
      <style:text-properties officeooo:rsid="0180c815"/>
    </style:style>
    <style:style style:name="T144" style:family="text">
      <style:text-properties officeooo:rsid="0182f56a"/>
    </style:style>
    <style:style style:name="T145" style:family="text">
      <style:text-properties officeooo:rsid="0183fb09"/>
    </style:style>
    <style:style style:name="T146" style:family="text">
      <style:text-properties officeooo:rsid="0187fefe"/>
    </style:style>
    <style:style style:name="T147" style:family="text">
      <style:text-properties officeooo:rsid="018a392b"/>
    </style:style>
    <style:style style:name="T148" style:family="text">
      <style:text-properties officeooo:rsid="018b41fd"/>
    </style:style>
    <style:style style:name="T149" style:family="text">
      <style:text-properties officeooo:rsid="018cbb76"/>
    </style:style>
    <style:style style:name="T150" style:family="text">
      <style:text-properties officeooo:rsid="018f8edc"/>
    </style:style>
    <style:style style:name="T151" style:family="text">
      <style:text-properties officeooo:rsid="018fbcb9"/>
    </style:style>
    <style:style style:name="T152" style:family="text">
      <style:text-properties officeooo:rsid="01953849"/>
    </style:style>
    <style:style style:name="T153" style:family="text">
      <style:text-properties officeooo:rsid="0196bce7"/>
    </style:style>
    <style:style style:name="T154" style:family="text">
      <style:text-properties officeooo:rsid="01982617"/>
    </style:style>
    <style:style style:name="T155" style:family="text">
      <style:text-properties officeooo:rsid="019a1f3e"/>
    </style:style>
    <style:style style:name="T156" style:family="text">
      <style:text-properties officeooo:rsid="019a6d5f"/>
    </style:style>
    <style:style style:name="T157" style:family="text">
      <style:text-properties officeooo:rsid="019b20e5"/>
    </style:style>
    <style:style style:name="T158" style:family="text">
      <style:text-properties officeooo:rsid="019be5ea"/>
    </style:style>
    <style:style style:name="T159" style:family="text">
      <style:text-properties officeooo:rsid="019db5ec"/>
    </style:style>
    <style:style style:name="T160" style:family="text">
      <style:text-properties officeooo:rsid="019f8c2f"/>
    </style:style>
    <style:style style:name="T161" style:family="text">
      <style:text-properties officeooo:rsid="01a041fa"/>
    </style:style>
    <style:style style:name="T162" style:family="text">
      <style:text-properties officeooo:rsid="01a27842"/>
    </style:style>
    <style:style style:name="T163" style:family="text">
      <style:text-properties officeooo:rsid="01a47878"/>
    </style:style>
    <style:style style:name="T164" style:family="text">
      <style:text-properties officeooo:rsid="01a49bc4"/>
    </style:style>
    <style:style style:name="T165" style:family="text">
      <style:text-properties officeooo:rsid="01a56456"/>
    </style:style>
    <style:style style:name="T166" style:family="text">
      <style:text-properties officeooo:rsid="01a6fc87"/>
    </style:style>
    <style:style style:name="T167" style:family="text">
      <style:text-properties officeooo:rsid="01a90ecb"/>
    </style:style>
    <style:style style:name="T168" style:family="text">
      <style:text-properties officeooo:rsid="01aa2cf1"/>
    </style:style>
    <style:style style:name="T169" style:family="text">
      <style:text-properties officeooo:rsid="01ac9c72"/>
    </style:style>
    <style:style style:name="T170" style:family="text">
      <style:text-properties officeooo:rsid="01ad578b"/>
    </style:style>
    <style:style style:name="T171" style:family="text">
      <style:text-properties officeooo:rsid="01af1afb"/>
    </style:style>
    <style:style style:name="T172" style:family="text">
      <style:text-properties officeooo:rsid="01b25c4b"/>
    </style:style>
    <style:style style:name="T173" style:family="text">
      <style:text-properties officeooo:rsid="01b2afbe"/>
    </style:style>
    <style:style style:name="T174" style:family="text">
      <style:text-properties officeooo:rsid="01b49187"/>
    </style:style>
    <style:style style:name="T175" style:family="text">
      <style:text-properties officeooo:rsid="01b82929"/>
    </style:style>
    <style:style style:name="T176" style:family="text">
      <style:text-properties officeooo:rsid="01b8cc12"/>
    </style:style>
    <style:style style:name="T177" style:family="text">
      <style:text-properties officeooo:rsid="01b913c3"/>
    </style:style>
    <style:style style:name="T178" style:family="text">
      <style:text-properties officeooo:rsid="01b929ff"/>
    </style:style>
    <style:style style:name="T179" style:family="text">
      <style:text-properties officeooo:rsid="01badf35"/>
    </style:style>
    <style:style style:name="T180" style:family="text">
      <style:text-properties officeooo:rsid="01bc1b0b"/>
    </style:style>
    <style:style style:name="T181" style:family="text">
      <style:text-properties officeooo:rsid="01bc994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
      <text:p text:style-name="P6"/>
      <text:p text:style-name="P6"/>
      <text:p text:style-name="P6"/>
      <text:p text:style-name="P6"/>
      <text:p text:style-name="P6"/>
      <text:p text:style-name="P8"/>
      <text:p text:style-name="P15"><text:bookmark-start text:name="__RefHeading__10388_2107672562"/>Reti degli Elaboratori<text:bookmark-end text:name="__RefHeading__10388_2107672562"/></text:p>
      <text:p text:style-name="P16"><text:span text:style-name="T65">Network Monitor</text:span></text:p>
      <text:p text:style-name="P6"/>
      <text:p text:style-name="P6"/>
      <text:p text:style-name="P6"/>
      <text:p text:style-name="P6"/>
      <text:p text:style-name="P6"/>
      <text:p text:style-name="P6"/>
      <text:p text:style-name="P6"/>
      <text:p text:style-name="P7">sessione <text:span text:style-name="T20">autunnale </text:span>201<text:span text:style-name="T1">2/13</text:span></text:p>
      <text:p text:style-name="P6"/>
      <text:p text:style-name="P10"><text:span text:style-name="T18">Antonio Esposito</text:span> / 253348</text:p>
      <text:p text:style-name="P11"><text:span text:style-name="T19">Michele Sorcinelli</text:span> / <text:span text:style-name="T47">248412</text:span></text:p>
      <text:p text:style-name="P13"/>
      <text:p text:style-name="P14"/>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Indice</text:p>
          </text:index-title>
          <text:p text:style-name="P81"><text:a xlink:type="simple" xlink:href="#__RefHeading__9990_2107672562" text:style-name="Index_20_Link" text:visited-style-name="Index_20_Link">1. Specifiche del problema<text:tab/>3</text:a></text:p>
          <text:p text:style-name="P81"><text:a xlink:type="simple" xlink:href="#__RefHeading__2049_1503597588" text:style-name="Index_20_Link" text:visited-style-name="Index_20_Link">2. Scelte progettuali<text:tab/>4</text:a></text:p>
          <text:p text:style-name="P83"><text:a xlink:type="simple" xlink:href="#__RefHeading__2579_1503597588" text:style-name="Index_20_Link" text:visited-style-name="Index_20_Link">GNU/Linux<text:tab/>4</text:a></text:p>
          <text:p text:style-name="P83"><text:a xlink:type="simple" xlink:href="#__RefHeading__4614_1503597588" text:style-name="Index_20_Link" text:visited-style-name="Index_20_Link">Python<text:tab/>4</text:a></text:p>
          <text:p text:style-name="P83"><text:a xlink:type="simple" xlink:href="#__RefHeading__2583_1503597588" text:style-name="Index_20_Link" text:visited-style-name="Index_20_Link">AJAX<text:tab/>5</text:a></text:p>
          <text:p text:style-name="P83"><text:a xlink:type="simple" xlink:href="#__RefHeading__2585_1503597588" text:style-name="Index_20_Link" text:visited-style-name="Index_20_Link">JSON<text:tab/>5</text:a></text:p>
          <text:p text:style-name="P83"><text:a xlink:type="simple" xlink:href="#__RefHeading__3664_1503597588" text:style-name="Index_20_Link" text:visited-style-name="Index_20_Link">Versionamento del software<text:tab/>5</text:a></text:p>
          <text:p text:style-name="P83"><text:a xlink:type="simple" xlink:href="#__RefHeading__3666_1503597588" text:style-name="Index_20_Link" text:visited-style-name="Index_20_Link">Installazione delle dipendenze e avvio del programma<text:tab/>6</text:a></text:p>
          <text:p text:style-name="P81"><text:a xlink:type="simple" xlink:href="#__RefHeading__2159_1503597588" text:style-name="Index_20_Link" text:visited-style-name="Index_20_Link">3. Implementazione<text:tab/>8</text:a></text:p>
          <text:p text:style-name="P83"><text:a xlink:type="simple" xlink:href="#__RefHeading__2161_1503597588" text:style-name="Index_20_Link" text:visited-style-name="Index_20_Link">addresses.py – gestione degli indirizzi<text:tab/>8</text:a></text:p>
          <text:p text:style-name="P83"><text:a xlink:type="simple" xlink:href="#__RefHeading__2163_1503597588" text:style-name="Index_20_Link" text:visited-style-name="Index_20_Link">scan.py – interfaccia ad alto livello a python-nmap<text:tab/>8</text:a></text:p>
          <text:p text:style-name="P83"><text:a xlink:type="simple" xlink:href="#__RefHeading__2165_1503597588" text:style-name="Index_20_Link" text:visited-style-name="Index_20_Link">host.py – modulo che definisce la classe Host<text:tab/>9</text:a></text:p>
          <text:p text:style-name="P83"><text:a xlink:type="simple" xlink:href="#__RefHeading__2167_1503597588" text:style-name="Index_20_Link" text:visited-style-name="Index_20_Link">netmapping.py –mappatura degli Host in Thread<text:tab/>9</text:a></text:p>
          <text:p text:style-name="P83"><text:a xlink:type="simple" xlink:href="#__RefHeading__2169_1503597588" text:style-name="Index_20_Link" text:visited-style-name="Index_20_Link">netstat.py – lettura e decodifica delle informazioni sulle connessioni<text:tab/>10</text:a></text:p>
          <text:p text:style-name="P82"><text:a xlink:type="simple" xlink:href="#__RefHeading__2171_1503597588" text:style-name="Index_20_Link" text:visited-style-name="Index_20_Link">Decodica delle informazioni<text:tab/>12</text:a></text:p>
          <text:p text:style-name="P82"><text:a xlink:type="simple" xlink:href="#__RefHeading__2051_1503597588" text:style-name="Index_20_Link" text:visited-style-name="Index_20_Link">Decodifica degli IPv6<text:tab/>14</text:a></text:p>
          <text:p text:style-name="P83"><text:a xlink:type="simple" xlink:href="#__RefHeading__2053_1503597588" text:style-name="Index_20_Link" text:visited-style-name="Index_20_Link">hardware.py – utilizzo delle risorse hardware<text:tab/>15</text:a></text:p>
          <text:p text:style-name="P83"><text:a xlink:type="simple" xlink:href="#__RefHeading__2055_1503597588" text:style-name="Index_20_Link" text:visited-style-name="Index_20_Link">__main__.py – sorgente principale e webserver<text:tab/>16</text:a></text:p>
          <text:p text:style-name="P83"><text:a xlink:type="simple" xlink:href="#__RefHeading__2057_1503597588" text:style-name="Index_20_Link" text:visited-style-name="Index_20_Link">Templates – rappresentazione delle informazioni (lato client)<text:tab/>17</text:a></text:p>
        </text:index-body>
      </text:table-of-content>
      <text:p text:style-name="P12"/>
      <text:h text:style-name="P17" text:outline-level="1"><text:bookmark-start text:name="__RefHeading__9990_2107672562"/>1.<text:tab/><text:span text:style-name="T21">Specifiche del problema</text:span><text:bookmark-end text:name="__RefHeading__9990_2107672562"/></text:h>
      <text:p text:style-name="Text_20_body"/>
      <text:p text:style-name="Text_20_body">Sviluppare un semplice framework di monitoraggio di risorse di una rete LAN in grado di accorgersi delle più semplici modifiche che avvengono in essa (discovering dei dispositivi e accorgersi se non accesi o spenti) e delle connessioni (in entrata e uscita) effettuate sulla macchina ospite del sw (ad esempio l'uso di servizi come SMTP, FTP, Telnet, POP3 e HTTP).</text:p>
      <text:p text:style-name="Text_20_body">Nel caso si riesca a sviluppare anche moduli di monitoraggio delle risorse hardwae (consumo CPU, Hard Disk, etc), la cosa costituirà motivi di maggior merito.</text:p>
      <text:h text:style-name="P18" text:outline-level="1"><text:bookmark-start text:name="__RefHeading__2049_1503597588"/><text:span text:style-name="T134">2</text:span>.<text:tab/><text:span text:style-name="T48">Scelte progettuali</text:span><text:bookmark-end text:name="__RefHeading__2049_1503597588"/></text:h>
      <text:p text:style-name="P61"><text:span text:style-name="T150">Abbiamo realizzato u</text:span>n <text:span text:style-name="T65">framework di monitoraggio </text:span>multi-thread che raccoglie informazioni sulla macchina e la rete locale, come host e rispettivi servizi, connessioni locali e risorse hardware utilizzate. Quindi espone le informazioni tramite un server HTTP su una porta TCP locale.</text:p>
      <text:p text:style-name="P43">Per lo sviluppo del <text:span text:style-name="T86">software abbiamo </text:span>scelto di utilizzare il linguaggio di programmazione <text:span text:style-name="T22">Python</text:span>, <text:span text:style-name="T87">alcune librerie </text:span><text:span text:style-name="T89">(</text:span><text:span text:style-name="T87">standard e non</text:span><text:span text:style-name="T89">)</text:span><text:span text:style-name="T87"> e un programma esterno </text:span>per risolvere dei problemi intermedi <text:span text:style-name="T93">utili </text:span><text:span text:style-name="T152">a semplificare lo sviluppo del programma. In particolare, abbiamo usato </text:span>i seguenti moduli <text:span text:style-name="T152">del Python</text:span>:</text:p>
      <text:list xml:id="list8611626532280879217" text:style-name="L28">
        <text:list-item>
          <text:p text:style-name="P73"><text:span text:style-name="Strong_20_Emphasis"><text:span text:style-name="T43">ipaddress</text:span></text:span> e' un modulo per la manipolazione degli indirizzi IPv4 e IPv6</text:p>
        </text:list-item>
        <text:list-item>
          <text:p text:style-name="P73"><text:span text:style-name="Strong_20_Emphasis"><text:span text:style-name="T43">python-nmap</text:span></text:span> fornisce un'API a <text:span text:style-name="Emphasis">nmap</text:span></text:p>
        </text:list-item>
        <text:list-item>
          <text:p text:style-name="P20"><text:span text:style-name="Strong_20_Emphasis"><text:span text:style-name="T42">psutil</text:span></text:span> e' un modulo per l'ottenimento di informazioni sui processi e sulle risorse del sistema operativo</text:p>
        </text:list-item>
      </text:list>
      <text:p text:style-name="P54"/>
      <text:p text:style-name="P54">Abbiamo inoltre utilizzato un modulo, <text:span text:style-name="Emphasis">netstat</text:span>, per la lettura e la decodifica delle informazioni sulle connessioni <text:span text:style-name="T22">TCP</text:span> del sistema operativo, e lo abbiamo adattato per consentire la lettura anche per i protocolli <text:span text:style-name="T22">UDP</text:span>, <text:span text:style-name="T22">UDP (IPv6)</text:span> e <text:span text:style-name="T22">TCP (I</text:span><text:span text:style-name="T34">P</text:span><text:span text:style-name="T22">v6)</text:span>. Il modulo originale può essere reperito <text:span text:style-name="T151">al seguente indirizzo:</text:span></text:p>
      <text:list xml:id="list9083468598493553388" text:style-name="L48">
        <text:list-item>
          <text:p text:style-name="P19"><text:span text:style-name="T151">http://voorloopnul.com/blog/a-python-netstat-in-less-than-100-lines-of-code/</text:span></text:p>
        </text:list-item>
      </text:list>
      <text:p text:style-name="P54"/>
      <text:p text:style-name="P64"><text:span text:style-name="T94">Di seguito descriviamo le scelte progettuali relative ai linguaggi, standard, sistemi operativi e descriveremo le versioni utilizzate.</text:span></text:p>
      <text:p text:style-name="P54"/>
      <text:p text:style-name="P54"/>
      <text:h text:style-name="Heading_20_2" text:outline-level="2"><text:bookmark-start text:name="__RefHeading__4614_1503597588"/><text:span text:style-name="T52">Python</text:span><text:bookmark-end text:name="__RefHeading__4614_1503597588"/></text:h>
      <text:p text:style-name="P55"><text:span text:style-name="Strong_20_Emphasis"><text:span text:style-name="T43">Python</text:span></text:span><text:span text:style-name="T4"> è un </text:span>linguaggio di programmazione ad alto livello, orientato agli oggetti e caratterizzato da una sintassi pulita ed intui<text:span text:style-name="T4">tiva. Tuttavia consente l'utilizzo del paradigma procedurale permettendo una maggiore flessibilita' in fase di sviluppo.</text:span></text:p>
      <text:p text:style-name="P55"><text:span text:style-name="T5">D</text:span><text:span text:style-name="T4">ispone di numerosi moduli di base che offrono soluzioni eleganti a molti problemi tipici della programmazione, come ad esempio la manipolazione delle stringhe. </text:span><text:span text:style-name="T12">Diversi m</text:span><text:span text:style-name="T5">oduli </text:span><text:span text:style-name="T12">sia </text:span><text:span text:style-name="T13">delle librerie </text:span><text:span text:style-name="T12">standard che </text:span><text:span text:style-name="T4">esterni hanno delle parti di codice scritte in </text:span><text:span text:style-name="T43">C</text:span><text:span text:style-name="T4">, il che aumenta le prestazioni. </text:span><text:span text:style-name="T5">Inoltre, </text:span><text:span text:style-name="T13">lo stesso </text:span><text:span text:style-name="T4">interprete </text:span><text:span text:style-name="T5">di riferimento </text:span><text:span text:style-name="T4">(</text:span><text:span text:style-name="T43">CPython</text:span><text:span text:style-name="T4">) è scritto in </text:span><text:span text:style-name="T43">C</text:span><text:span text:style-name="T4">.</text:span></text:p>
      <text:p text:style-name="P55"><text:span text:style-name="T71">L</text:span><text:span text:style-name="T4">'interprete </text:span><text:span text:style-name="T43">Python</text:span><text:span text:style-name="T4"> </text:span><text:span text:style-name="T13">dispone di </text:span><text:span text:style-name="T4">una modalità interattiva che </text:span><text:span text:style-name="T14">consente </text:span><text:span text:style-name="T4">di testare i moduli in maniera indipendente (vedere esempi nella sezione dell'implementazione).</text:span></text:p>
      <text:p text:style-name="P55"><text:span text:style-name="T71">Questo linguaggio </text:span>ci ha permesso di creare in pochi passi un webserver funzionante capace di rispondere a richieste <text:span text:style-name="T22">HTTP</text:span> in maniera <text:span text:style-name="T162">sufficientemente </text:span>efficace <text:span text:style-name="T162">al problema affrontato.</text:span></text:p>
      <text:p text:style-name="P55"><text:soft-page-break/></text:p>
      <text:p text:style-name="P55"/>
      <text:h text:style-name="P79" text:outline-level="2"><text:span text:style-name="T67">GNU/Linux</text:span></text:h>
      <text:p text:style-name="P65"><text:span text:style-name="T155">Nonostante il </text:span><text:span text:style-name="T35">Python</text:span><text:span text:style-name="T155"> sia un linguaggio multipiattaforma e </text:span><text:span text:style-name="T156">altamente portabile</text:span><text:span text:style-name="T155">, a </text:span>causa delle <text:span text:style-name="T153">differenze </text:span><text:span text:style-name="T155">a basso livello </text:span><text:span text:style-name="T153">che </text:span>caratteri<text:span text:style-name="T153">zzano i </text:span>sistemi operativi <text:span text:style-name="T157">oggi </text:span>piu' diffusi, abbiamo <text:span text:style-name="T155">scelto di non estendere </text:span>la compatibilita' <text:span text:style-name="T157">oltre le distribuzioni </text:span><text:span text:style-name="T22">GNU/Linux</text:span><text:span text:style-name="T154">.</text:span></text:p>
      <text:p text:style-name="P65"/>
      <text:p text:style-name="P55"/>
      <text:h text:style-name="Heading_20_2" text:outline-level="2"><text:bookmark-start text:name="__RefHeading__2583_1503597588"/><text:span text:style-name="T68">AJAX</text:span><text:bookmark-end text:name="__RefHeading__2583_1503597588"/></text:h>
      <text:p text:style-name="P51"><text:span text:style-name="T158">La tecnologia </text:span><text:span text:style-name="T37">A</text:span><text:span text:style-name="T22">JAX</text:span> ha permesso <text:span text:style-name="T166">l'aggiornamento asincrono delle 3 sezioni della pagina. Infatti, la sezione </text:span>relativa all'hardware <text:span text:style-name="T166">viene richiamata </text:span><text:span text:style-name="T158">circa </text:span>ogni secondo, <text:span text:style-name="T166">quella de</text:span>gli host ogni 20 mentre le connessioni locali ogni 5 secondi. Questo diminuisce il carico complessivo e la quantita' di dati scambiati <text:span text:style-name="T159">tra client e server, sebbene </text:span><text:span text:style-name="T167">girino </text:span><text:span text:style-name="T159">la stessa macchina</text:span>.</text:p>
      <text:p text:style-name="P51"/>
      <text:p text:style-name="P51"/>
      <text:h text:style-name="P80" text:outline-level="2"><text:span text:style-name="T160">JavaScript e jQuery</text:span></text:h>
      <text:p text:style-name="P66"><text:span text:style-name="T160">Invece di renderizzare la pagina lato server </text:span><text:span text:style-name="T163">tramite un motore di template,</text:span><text:span text:style-name="T160"> abbiamo preferito </text:span><text:span text:style-name="T163">affidare il compito al browser sfruttando il linguaggio di riferimento, </text:span><text:span text:style-name="T36">JavaScript</text:span><text:span text:style-name="T163">. La libreria </text:span><text:span text:style-name="T36">jQuery</text:span><text:span text:style-name="T163"> poi rappresenta un potente </text:span><text:span text:style-name="T164">ed efficace</text:span><text:span text:style-name="T163"> strumento per gestire </text:span><text:span text:style-name="T165">ad alto livello sia le </text:span><text:span text:style-name="T163">richieste GET che </text:span><text:span text:style-name="T164">la renderizzazione della pagina.</text:span></text:p>
      <text:p text:style-name="P66"><text:span text:style-name="T160"/></text:p>
      <text:p text:style-name="P51"/>
      <text:h text:style-name="Heading_20_2" text:outline-level="2"><text:bookmark-start text:name="__RefHeading__2585_1503597588"/><text:span text:style-name="T68">JSON</text:span><text:bookmark-end text:name="__RefHeading__2585_1503597588"/></text:h>
      <text:p text:style-name="P67"><text:span text:style-name="T68">Per lo scambio dei dati </text:span><text:span text:style-name="T168">tra client e server </text:span><text:span text:style-name="T68">abbiamo optato per </text:span><text:span text:style-name="T24">JSON</text:span><text:span text:style-name="T68"> piuttosto che per l'</text:span><text:span text:style-name="T24">XML</text:span><text:span text:style-name="T168"> </text:span><text:span text:style-name="T169">per i seguenti motivi:</text:span></text:p>
      <text:list xml:id="list241051653877620321" text:style-name="L49">
        <text:list-item>
          <text:p text:style-name="P68"><text:span text:style-name="T169">maggiore flessibilita'</text:span></text:p>
        </text:list-item>
        <text:list-item>
          <text:p text:style-name="P68"><text:span text:style-name="T169">maggiore semplicita' di </text:span><text:span text:style-name="T170">portare </text:span><text:span text:style-name="T169">dizionari </text:span><text:span text:style-name="T38">Python</text:span><text:span text:style-name="T57"> </text:span><text:span text:style-name="T58">in oggetti </text:span><text:span text:style-name="T39">JSON</text:span></text:p>
        </text:list-item>
        <text:list-item>
          <text:p text:style-name="P68"><text:span text:style-name="T171">oggetti </text:span><text:span text:style-name="T169">nativi </text:span><text:span text:style-name="T171">del </text:span><text:span text:style-name="T38">JavaScript</text:span><text:span text:style-name="T169"> col quale vengono elaborati </text:span><text:span text:style-name="T172">dal browser</text:span></text:p>
        </text:list-item>
      </text:list>
      <text:p text:style-name="P51"><text:span text:style-name="T68"/></text:p>
      <text:p text:style-name="P51"><text:soft-page-break/><text:span text:style-name="T68"/></text:p>
      <text:h text:style-name="Heading_20_2" text:outline-level="2"><text:bookmark-start text:name="__RefHeading__3664_1503597588"/><text:span text:style-name="T85">V</text:span>ersion<text:span text:style-name="T75">amento del software</text:span><text:bookmark-end text:name="__RefHeading__3664_1503597588"/></text:h>
      <text:p text:style-name="P48"><text:span text:style-name="T95">Abbiamo </text:span><text:span text:style-name="T96">optato per </text:span><text:span text:style-name="T95">le ultime versioni stabili disponibili dei </text:span><text:span text:style-name="T96">rispettivi </text:span><text:span text:style-name="T95">software </text:span><text:span text:style-name="T96">utilizzati</text:span><text:span text:style-name="T95">, dall'interprete Python alle librerie, al framework jQuery. </text:span><text:span text:style-name="T96">Lo sviluppo si e' </text:span><text:span text:style-name="T97">quindi basato su </text:span><text:span text:style-name="T96">Python 3.3, estendendo </text:span><text:span text:style-name="T88">la compatibilita' </text:span><text:span text:style-name="T88">all'ultima versione </text:span><text:span text:style-name="T93">stabile </text:span><text:span text:style-name="T88">del ramo 2 di Python, </text:span><text:span text:style-name="T89">sia </text:span><text:span text:style-name="T88">per la sua attuale vasta diffusione </text:span><text:span text:style-name="T89">che </text:span><text:span text:style-name="T88">per </text:span><text:span text:style-name="T93">que</text:span><text:span text:style-name="T88">i sistemi operativi che non </text:span><text:span text:style-name="T93">forniscono </text:span><text:span text:style-name="T88">l'ultima versione di Python 3.</text:span></text:p>
      <text:p text:style-name="P48"><text:span text:style-name="T96">S</text:span><text:span text:style-name="T72">i consiglia pertanto di </text:span><text:span text:style-name="T90">scegliere </text:span><text:span text:style-name="T72">versioni relativamente recenti. In particolare, abbiamo riscontrato problemi con versioni di </text:span><text:span text:style-name="T23">nmap</text:span><text:span text:style-name="T72"> piu' datate della 6.25, ma non escludiamo possano verificarsi problemi con versioni </text:span><text:span text:style-name="T84">di altri pacchetti </text:span><text:span text:style-name="T72">non testate.</text:span></text:p>
      <text:p text:style-name="P48"><text:span text:style-name="T72">Di seguito un elenco </text:span><text:span text:style-name="T73">sufficientemente esaustivo </text:span><text:span text:style-name="T74">dei software adottati e relative </text:span><text:span text:style-name="T72">versioni.</text:span></text:p>
      <text:p text:style-name="P48"><text:span text:style-name="T72"/></text:p>
      <text:section text:style-name="Sect2" text:name="Section1">
        <text:p text:style-name="P48"><text:span text:style-name="Strong_20_Emphasis"><text:span text:style-name="T4">Interpreti Python</text:span></text:span></text:p>
        <text:list xml:id="list6481295402961528396" text:style-name="L42">
          <text:list-item>
            <text:p text:style-name="P40">CPython 2.7.3, 2.7.5</text:p>
          </text:list-item>
          <text:list-item>
            <text:p text:style-name="P40"><text:span text:style-name="T64">CPython</text:span> 3.3.2</text:p>
          </text:list-item>
        </text:list>
        <text:p text:style-name="P48"><text:span text:style-name="T64"/></text:p>
        <text:p text:style-name="P48"><text:span text:style-name="T81">Pacchetti</text:span><text:span text:style-name="T64"> </text:span><text:span text:style-name="T60">Python3</text:span></text:p>
        <text:list xml:id="list5752868068408769615" text:style-name="L43">
          <text:list-item>
            <text:p text:style-name="P44"><text:span text:style-name="T60">PIP 1.3.1, 1.4</text:span></text:p>
          </text:list-item>
          <text:list-item>
            <text:p text:style-name="P44"><text:span text:style-name="T61">python-nmap 0.3.1</text:span></text:p>
          </text:list-item>
          <text:list-item>
            <text:p text:style-name="P44"><text:span text:style-name="T61">ipaddress 1.0.4</text:span></text:p>
          </text:list-item>
          <text:list-item>
            <text:p text:style-name="P44"><text:span text:style-name="T61">psutil 1.0.1</text:span></text:p>
          </text:list-item>
        </text:list>
        <text:p text:style-name="P48"><text:span text:style-name="T60"/></text:p>
        <text:p text:style-name="P48"><text:span text:style-name="T81">Pacchetti</text:span><text:span text:style-name="T64"> </text:span><text:span text:style-name="T60">Python2</text:span></text:p>
        <text:list xml:id="list5909312979414266891" text:style-name="L44">
          <text:list-item>
            <text:p text:style-name="P45"><text:span text:style-name="T60">PIP 1.0, 1.4</text:span></text:p>
          </text:list-item>
          <text:list-item>
            <text:p text:style-name="P45"><text:span text:style-name="T61">python-nmap 0.2.7</text:span></text:p>
          </text:list-item>
          <text:list-item>
            <text:p text:style-name="P45"><text:span text:style-name="T61">ipaddress 1.0.4</text:span></text:p>
          </text:list-item>
          <text:list-item>
            <text:p text:style-name="P45"><text:span text:style-name="T61">psutil 1.0.1</text:span></text:p>
          </text:list-item>
        </text:list>
        <text:p text:style-name="P48"/>
        <text:p text:style-name="P48"><text:span text:style-name="T82">Altri s</text:span><text:span text:style-name="T66">oftware</text:span></text:p>
        <text:list xml:id="list5072679275252227797" text:style-name="L45">
          <text:list-item>
            <text:p text:style-name="P46"><text:span text:style-name="T60">nmap 6.25, 6.40</text:span></text:p>
          </text:list-item>
          <text:list-item>
            <text:p text:style-name="P47"><text:span text:style-name="T116">netstat </text:span><text:span text:style-name="T117">(incluso nell'archivio)</text:span></text:p>
          </text:list-item>
          <text:list-item>
            <text:p text:style-name="P46"><text:span text:style-name="T62">jQuery 2.0.3 </text:span><text:span text:style-name="T70">(incluso nel</text:span><text:span text:style-name="T91">l'archivio</text:span><text:span text:style-name="T70">)</text:span></text:p>
          </text:list-item>
        </text:list>
        <text:p text:style-name="P48"/>
        <text:p text:style-name="P59"><text:span text:style-name="T133">Browser</text:span></text:p>
        <text:list xml:id="list4825329412875340119" text:style-name="L47">
          <text:list-item>
            <text:p text:style-name="P60"><text:span text:style-name="T133">Firefox 23</text:span></text:p>
          </text:list-item>
          <text:list-item>
            <text:p text:style-name="P60"><text:span text:style-name="T133">Chromium 28</text:span></text:p>
          </text:list-item>
        </text:list>
        <text:p text:style-name="P48">OS/kernel</text:p>
        <text:list xml:id="list8351138788703450027" text:style-name="L46">
          <text:list-item>
            <text:p text:style-name="P42">Ubuntu <text:span text:style-name="T83">GNU/Linux </text:span>12.04 LTS “Precise<text:span text:style-name="T62">”, k</text:span>ernel Linux 3.2.0-51-generic</text:p>
          </text:list-item>
          <text:list-item>
            <text:p text:style-name="P42">Parabola <text:span text:style-name="T83">GNU/Linux</text:span> (derivata <text:span text:style-name="T92">di </text:span>Arch), kernel Linux <text:span text:style-name="T82">3.10.5-1-LIBRE</text:span></text:p>
          </text:list-item>
        </text:list>
        <text:p text:style-name="P48"/>
        <text:p text:style-name="P48"/>
        <text:p text:style-name="P48"/>
        <text:p text:style-name="P48"/>
        <text:p text:style-name="P48"/>
        <text:p text:style-name="P48"><text:span text:style-name="T63"/></text:p>
      </text:section>
      <text:p text:style-name="P52"><text:span text:style-name="T114"/></text:p>
      <text:h text:style-name="Heading_20_2" text:outline-level="2"><text:bookmark-start text:name="__RefHeading__3666_1503597588"/><text:soft-page-break/><text:span text:style-name="T63">Installazione </text:span><text:span text:style-name="T130">delle dipendenze </text:span><text:span text:style-name="T131">e avvio del programma</text:span><text:bookmark-end text:name="__RefHeading__3666_1503597588"/></text:h>
      <text:p text:style-name="P52">Per installare python, nmap e pip su Debian, Ubuntu e derivate:</text:p>
      <text:p text:style-name="P84"><text:span text:style-name="Emphasis"><text:span text:style-name="T54"><text:tab/></text:span></text:span><text:span text:style-name="Emphasis"><text:span text:style-name="T53"># apt-get install python python-pip python-dev nmap</text:span></text:span></text:p>
      <text:p text:style-name="P52"/>
      <text:p text:style-name="P52">Per installare python e pip su Arch e derivate:</text:p>
      <text:p text:style-name="P84"><text:span text:style-name="Emphasis"><text:span text:style-name="T53"><text:tab/># pacman -S python python-pip nmap</text:span></text:span></text:p>
      <text:p text:style-name="P53"><text:span text:style-name="T115"/></text:p>
      <text:p text:style-name="P52">Questi tre moduli sono installabili tramite gestori di pacchetti python come <text:span text:style-name="Emphasis">pip</text:span> o <text:span text:style-name="Emphasis">easy_install</text:span>.</text:p>
      <text:p text:style-name="P84"><text:span text:style-name="Emphasis"><text:span text:style-name="T53"><text:tab/># pip install ipaddress python-nmap psutil</text:span></text:span></text:p>
      <text:p text:style-name="P57"><text:span text:style-name="T130"/></text:p>
      <text:p text:style-name="P57"><text:span text:style-name="Strong_20_Emphasis"><text:span text:style-name="T6">Per lanciare il programma e' sufficiente lanciare </text:span></text:span><text:span text:style-name="Strong_20_Emphasis"><text:span text:style-name="T8">uno dei seguenti comandi </text:span></text:span><text:span text:style-name="Strong_20_Emphasis"><text:span text:style-name="T10">a seconda se si vuole o meno specificare la rete in cui effettuare la ricerca e/o la porta del web server</text:span></text:span><text:span text:style-name="Strong_20_Emphasis"><text:span text:style-name="T6">:</text:span></text:span></text:p>
      <text:p text:style-name="Source_20_Code"><text:span text:style-name="Strong_20_Emphasis"><text:span text:style-name="T6"><text:tab/>$ python network_monitor.zip</text:span></text:span></text:p>
      <text:p text:style-name="P85"><text:span text:style-name="Strong_20_Emphasis"><text:span text:style-name="T6"><text:tab/>$ python network_monitor.zip </text:span></text:span><text:span text:style-name="Strong_20_Emphasis"><text:span text:style-name="T9">--network 192.168.0.0/24</text:span></text:span></text:p>
      <text:p text:style-name="P85"><text:span text:style-name="Strong_20_Emphasis"><text:span text:style-name="T6"><text:tab/>$ python network_monitor.zip </text:span></text:span><text:span text:style-name="Strong_20_Emphasis"><text:span text:style-name="T9">--port 8888</text:span></text:span></text:p>
      <text:p text:style-name="P57"><text:span text:style-name="Strong_20_Emphasis"><text:span text:style-name="T6"/></text:span></text:p>
      <text:p text:style-name="P58"><text:span text:style-name="Strong_20_Emphasis"><text:span text:style-name="T7">Per visualizzare le informazioni, aprire il browser </text:span></text:span><text:span text:style-name="Strong_20_Emphasis"><text:span text:style-name="T8">in uno dei seguenti </text:span></text:span><text:span text:style-name="Strong_20_Emphasis"><text:span text:style-name="T7">indirizz</text:span></text:span><text:span text:style-name="Strong_20_Emphasis"><text:span text:style-name="T8">i (sostituire eventualmente </text:span></text:span><text:span text:style-name="Strong_20_Emphasis"><text:span text:style-name="T44">8080</text:span></text:span><text:span text:style-name="Strong_20_Emphasis"><text:span text:style-name="T8"> con la porta specificata dall'utente)</text:span></text:span><text:span text:style-name="Strong_20_Emphasis"><text:span text:style-name="T7">:</text:span></text:span></text:p>
      <text:p text:style-name="Source_20_Code"><text:span text:style-name="Strong_20_Emphasis"><text:span text:style-name="T7"><text:tab/></text:span></text:span><text:span text:style-name="Strong_20_Emphasis"><text:span text:style-name="T132">http://</text:span></text:span><text:span text:style-name="Strong_20_Emphasis"><text:span text:style-name="T7">localhost:8080</text:span></text:span></text:p>
      <text:p text:style-name="Source_20_Code"><text:span text:style-name="Strong_20_Emphasis"><text:span text:style-name="T7"><text:tab/></text:span></text:span><text:span text:style-name="Strong_20_Emphasis"><text:span text:style-name="T132">http://</text:span></text:span><text:span text:style-name="Strong_20_Emphasis"><text:span text:style-name="T7">127.0.0.1:8080</text:span></text:span></text:p>
      <text:h text:style-name="P17" text:outline-level="1"><text:bookmark-start text:name="__RefHeading__2159_1503597588"/><text:span text:style-name="Strong_20_Emphasis"><text:span text:style-name="T135">3</text:span></text:span><text:span text:style-name="Strong_20_Emphasis"><text:span text:style-name="T59">.<text:tab/></text:span></text:span><text:span text:style-name="Strong_20_Emphasis"><text:span text:style-name="T77">Implementazione</text:span></text:span><text:bookmark-end text:name="__RefHeading__2159_1503597588"/></text:h>
      <text:p text:style-name="P37"><text:span text:style-name="Strong_20_Emphasis"/></text:p>
      <text:p text:style-name="P38"><text:span text:style-name="T76">Descriviamo </text:span>l'implementazione dei vari moduli che fanno parte del programma.</text:p>
      <text:p text:style-name="P38"/>
      <text:h text:style-name="Heading_20_2" text:outline-level="2"><text:bookmark-start text:name="__RefHeading__2161_1503597588"/><text:span text:style-name="Strong_20_Emphasis">addresses.py </text:span><text:span text:style-name="Strong_20_Emphasis">–</text:span><text:span text:style-name="Strong_20_Emphasis"> gestione degli indirizzi</text:span><text:bookmark-end text:name="__RefHeading__2161_1503597588"/></text:h>
      <text:p text:style-name="P38">Questo modulo fornisce due funzioni per la gestione degli indirizzi: <text:span text:style-name="T22">_get_ip()</text:span> e <text:span text:style-name="T22">get_network_address()</text:span>.</text:p>
      <text:p text:style-name="P38"/>
      <text:p text:style-name="P38"><text:span text:style-name="Strong_20_Emphasis">_get_ip()</text:span> cerca di ottenere l'indirizzo <text:span text:style-name="T22">IP</text:span> della macchina aprendo una socket con <text:span text:style-name="T22">google.com</text:span> e leggendo il nome della socket, infatti una socket ha la forma <text:span text:style-name="T22">indirizzo_ip:porta</text:span>, e da quelle informazioni ricaviamo l'indirizzo della macchina. In caso non fosse possibile ottenere l'indirizzo <text:span text:style-name="T25">IP</text:span> (perché ad esempio non si è collegati alla rete o <text:span text:style-name="T118">improbabilmente</text:span> <text:span text:style-name="T22">google.com</text:span> sia offline) restituiamo un <text:span text:style-name="T22">False</text:span>.</text:p>
      <text:p text:style-name="P38"/>
      <text:p text:style-name="P38"><text:span text:style-name="Strong_20_Emphasis">get_network_address()</text:span> richiama <text:span text:style-name="T22">_get_ip()</text:span> per ottenere l'indirizzo <text:span text:style-name="T22">IP</text:span> della macchina, e prova a calcolare l'indirizzo della rete (in notazione CIDR) sostituendo all'ultimo gruppo di cifre indirizzo <text:span text:style-name="T22">IP</text:span> della macchina <text:span text:style-name="T22">0/24</text:span>: il procedimento funziona se la maschera della rete è <text:span text:style-name="T22">255.255.255.0</text:span>, come spesso si verifica in una <text:span text:style-name="T22">LAN</text:span> domestica.</text:p>
      <text:p text:style-name="P38">Naturalmente il programma offre la possibilità di inserire manualmente l'indirizzo della rete, oltre che il numero della porta <text:span text:style-name="T22">TCP</text:span> su cui il webserver sarà in ascolto.</text:p>
      <text:p text:style-name="P38"/>
      <text:h text:style-name="Heading_20_2" text:outline-level="2"><text:bookmark-start text:name="__RefHeading__2163_1503597588"/><text:span text:style-name="Strong_20_Emphasis">scan.py – interfaccia </text:span><text:span text:style-name="Strong_20_Emphasis"><text:span text:style-name="T136">ad alto livello</text:span></text:span><text:span text:style-name="Strong_20_Emphasis"> a python-nmap</text:span><text:bookmark-end text:name="__RefHeading__2163_1503597588"/></text:h>
      <text:p text:style-name="P38">Questo modulo offre due metodi per la scansione della rete.</text:p>
      <text:p text:style-name="P38"/>
      <text:p text:style-name="P49"><text:span text:style-name="Strong_20_Emphasis">host_discovery() </text:span>esegue una scansione (tramite <text:span text:style-name="Emphasis">nmap</text:span>) all'indirizzo di rete passato come parametro, e alla fine della scansione (che <text:span text:style-name="T98">impiega</text:span> circa 30 secondi) inserisce in una lista tutti gli host trovati <text:span text:style-name="T99">e ritorna una lista degli </text:span><text:span text:style-name="T26">IP</text:span><text:span text:style-name="T99"> attivi.</text:span></text:p>
      <text:p text:style-name="P49"><text:span text:style-name="T78">A</text:span>lcuni host potrebbero non venire trovati se protetti da firewall come <text:span text:style-name="Emphasis">iptables</text:span>. Il tipo di ricerca effettuato è una <text:span text:style-name="T22">ping scan</text:span>, cioè non va oltre alla determinazione dello stato dell'host.</text:p>
      <text:p text:style-name="P38"/>
      <text:p text:style-name="P50"><text:span text:style-name="Strong_20_Emphasis">scan_host()</text:span> esegue una scansione sull'host passato come parametro, utilizzando <text:span text:style-name="T22">nmap</text:span>. <text:span text:style-name="T100">L</text:span>a scansione è del tipo <text:span text:style-name="T42">probing</text:span>, cioè consiste nel provare a<text:span text:style-name="T101">d</text:span> effettuare <text:span text:style-name="T102">r</text:span>ichieste sulle varie porte dell'host per <text:soft-page-break/>determinare il tipo di servizio <text:span text:style-name="T101">disponibile </text:span>su quella porta. <text:span text:style-name="T102">Quindi l</text:span>a funzione ritorna l'oggetto <text:span text:style-name="T22">PortScanner</text:span> che contiene le informazioni sulla scansione. <text:span text:style-name="T101">L</text:span>a ricerca impiega circa 30 secondi.</text:p>
      <text:p text:style-name="P38"/>
      <text:p text:style-name="P38"/>
      <text:h text:style-name="Heading_20_2" text:outline-level="2"><text:bookmark-start text:name="__RefHeading__2165_1503597588"/><text:span text:style-name="Strong_20_Emphasis">host.py – modulo che definisce la classe </text:span><text:span text:style-name="Strong_20_Emphasis"><text:span text:style-name="T137">H</text:span></text:span><text:span text:style-name="Strong_20_Emphasis">ost</text:span><text:bookmark-end text:name="__RefHeading__2165_1503597588"/></text:h>
      <text:p text:style-name="P38">In questo modulo creiamo la classe <text:span text:style-name="T22">Host</text:span> come figlia della classe <text:span text:style-name="T22">Thread</text:span>. L'oggetto Host, una volta istanziato, è in grado di ottenere in maniera autonoma (essendo un <text:span text:style-name="T22">Thread</text:span>) le informazioni su un <text:span text:style-name="T22">Host</text:span> (attraverso il metodo <text:span text:style-name="T22">scan_host()</text:span> di <text:span text:style-name="T22">scan.py</text:span>) e di regist<text:span text:style-name="T103">r</text:span>are queste informazioni su<text:span text:style-name="T103">ll'</text:span>attributo <text:span text:style-name="T22">info</text:span>. <text:span text:style-name="T79">Un e</text:span>sempio:</text:p>
      <text:p text:style-name="P38"/>
      <text:p text:style-name="Source_20_Code">&gt;&gt;&gt; from host import Host<text:line-break/>&gt;&gt;&gt; h = Host('192.168.0.100')<text:line-break/>&gt;&gt;&gt; h.start()<text:line-break/>&gt;&gt;&gt; Checking services on 192.168.0.100<text:line-break/>print(h.info)<text:line-break/>{'services': {'ip': [], 'udp': [], 'sctp': [], 'tcp': [[22, u'open', u'ssh', u'OpenSSH', u'5.9p1 Debian 5ubuntu1.1'], [111, u'open', u'rpcbind', '', u'2-4'], [631, u'open', u'ipp', u'CUPS', u'1.5']]}, 'ip': '192.168.0.100', 'isUp': True}</text:p>
      <text:p text:style-name="P38"/>
      <text:p text:style-name="P38">L'attributo <text:span text:style-name="T22">info</text:span> contiene dunque un dizionario (struttura dati <text:span text:style-name="T104">che contiene coppie di chiavi-valori, </text:span>simile alla hash table in <text:span text:style-name="T53">Java</text:span>) che a sua volta contiene i servizi dell'host (sottoforma di liste  multidimensionali), lo stato, e l'ind<text:span text:style-name="T105">i</text:span>rizzo <text:span text:style-name="T29">IP</text:span> stesso del'host.</text:p>
      <text:p text:style-name="P38">Finché il thread è attivo continua ad aggiornare queste informazioni a intervalli di 30 secondi.  Quando l'host non è più attivo la voce <text:span text:style-name="T22">isUp</text:span> diventa <text:span text:style-name="T22">False</text:span> ma il thread continua comunque a verificarne lo stato e ricercarne i servizi a intervalli di 30 secondi.</text:p>
      <text:p text:style-name="P38"/>
      <text:p text:style-name="P38"/>
      <text:h text:style-name="Heading_20_2" text:outline-level="2"><text:bookmark-start text:name="__RefHeading__2167_1503597588"/><text:span text:style-name="Strong_20_Emphasis">netmapping.py –mappatura degli </text:span><text:span text:style-name="Strong_20_Emphasis"><text:span text:style-name="T138">H</text:span></text:span><text:span text:style-name="Strong_20_Emphasis">ost in </text:span><text:span text:style-name="Strong_20_Emphasis"><text:span text:style-name="T139">T</text:span></text:span><text:span text:style-name="Strong_20_Emphasis">hread</text:span><text:bookmark-end text:name="__RefHeading__2167_1503597588"/></text:h>
      <text:p text:style-name="P62">Il modulo <text:span text:style-name="T22">netmapping</text:span> definisce la classe <text:span text:style-name="T22">NetMapper</text:span> (figlia dela classe <text:span text:style-name="T22">Thread</text:span> anche essa). L'oggetto <text:span text:style-name="T22">NetMapper</text:span>, una volta istanziato, si occupa di controllare a intervalli di 30 secondi la presenza di <text:span text:style-name="T140">host </text:span>nella rete <text:span text:style-name="T106">(t</text:span>ramite il metodo <text:span text:style-name="T22">host_discovery()</text:span> del modulo <text:span text:style-name="T22">scan.py</text:span><text:span text:style-name="T106">)</text:span> e si occupa di inserire i nuovi <text:span text:style-name="T141">host t</text:span>rovati in una lista, di istanziare gli oggetti <text:span text:style-name="T22">Host</text:span> (ossia dei <text:span text:style-name="T22">Thread</text:span>, vedi sopra) e avviarli.</text:p>
      <text:p text:style-name="P62"><text:span text:style-name="T107">Esempio:</text:span></text:p>
      <text:p text:style-name="Source_20_Code">&gt;&gt;&gt; from netmapping import NetMapper <text:line-break/>&gt;&gt;&gt; nm = NetMapper() <text:line-break/>&gt;&gt;&gt; nm.start()<text:line-break/>&gt;&gt;&gt; Searching for hosts on 192.168.0.0/24...<text:line-break/><text:soft-page-break/>Found 3 host(s)<text:line-break/>[192.168.0.1', '192.168.0.100', '192.168.0.103']<text:line-break/>Starting thread for host 192.168.0.1<text:line-break/>Starting thread for host 192.168.0.100<text:line-break/>Starting thread for host 192.168.0.103<text:line-break/>Checking services on 192.168.0.1<text:line-break/>Checking services on 192.168.0.100<text:line-break/>Checking services on 192.168.0.103</text:p>
      <text:p text:style-name="P29"/>
      <text:p text:style-name="P29">Inoltre, il modulo si occupa anche di fare il parsing del comando di lancio per controllare se <text:span text:style-name="T107">sia </text:span>stato fornito un indirizzo per la rete e in quel caso utilizza quell'indirizzo (invece dell'indirizzo ottenibile da <text:span text:style-name="T22">get_network_address()</text:span> del modulo <text:span text:style-name="T22">addresses.py</text:span>).</text:p>
      <text:p text:style-name="P29"/>
      <text:p text:style-name="P29"/>
      <text:h text:style-name="Heading_20_2" text:outline-level="2"><text:bookmark-start text:name="__RefHeading__2169_1503597588"/><text:span text:style-name="Strong_20_Emphasis">netstat.py – lettura e decodifica delle informazioni sulle connessioni</text:span><text:bookmark-end text:name="__RefHeading__2169_1503597588"/></text:h>
      <text:p text:style-name="P29">Questo modulo si occupa della lettura delle connessioni dai f<text:span text:style-name="T130">i</text:span>le forniti dal kernel su <text:span text:style-name="T22">/proc/net/</text:span></text:p>
      <text:p text:style-name="P29"/>
      <text:p text:style-name="P29">La funzione principale di questo modulo è <text:span text:style-name="T22">netstat()</text:span> che fornisce le infomazioni sul protocollo passato come parametro (<text:span text:style-name="T69">TCP</text:span> se non viene passato niente). <text:s/><text:span text:style-name="T69">Un esempio:</text:span></text:p>
      <text:p text:style-name="Source_20_Code"><text:span text:style-name="Source_20_Text">&gt;&gt;&gt; from netstat import netstat<text:line-break/>&gt;&gt;&gt; for x in netstat():<text:line-break/>...   print x <text:line-break/>... <text:line-break/>['0:', 'root', '0.0.0.0:111', '0.0.0.0:0', 'LISTEN', '', '']<text:line-break/>['1:', 'statd', '0.0.0.0:51730', '0.0.0.0:0', 'LISTEN', '', '']<text:line-break/>['2:', 'root', '127.0.0.1:53', '0.0.0.0:0', 'LISTEN', '', '']<text:line-break/>['3:', 'root', '0.0.0.0:22', '0.0.0.0:0', 'LISTEN', '', '']<text:line-break/>['4:', 'root', '0.0.0.0:631', '0.0.0.0:0', 'LISTEN', '', '']<text:line-break/>['5:', 'michele', '0.0.0.0:17500', '0.0.0.0:0', 'LISTEN', '2146', '/home/michele/.dropbox-dist/dropbox']<text:line-break/>['6:', 'root', '0.0.0.0:36350', '0.0.0.0:0', 'LISTEN', '', '']<text:line-break/>['7:', 'root', '192.168.0.100:45409', '166.84.136.101:80', 'TIME_WAIT', '2000', '/usr/bin/gnome-session']<text:line-break/>['8:', 'michele', '192.168.0.100:44016', '173.194.78.16:993', 'ESTABLISHED', '2811', '/usr/lib/thunderbird/thunderbird']<text:line-break/>['9:', 'michele', '192.168.0.100:56450', '173.194.70.189:443', 'ESTABLISHED', '2338', '/usr/lib/chromium-browser/chromium-browser']<text:line-break/>['10:', 'michele', '192.168.0.100:39961', '208.68.163.220:5222', 'ESTABLISHED', '2750', '/usr/bin/pidgin']<text:line-break/>['11:', 'root', '192.168.0.100:57800', '82.57.200.129:110', 'TIME_WAIT', '2000', '/usr/bin/gnome-session']<text:line-break/>['12:', 'michele', '192.168.0.100:59608', '91.189.94.25:80', 'CLOSE_WAIT', '2332', '/usr/lib/ubuntu-geoip/ubuntu-geoip-provider']<text:line-break/>['13:', 'michele', '192.168.0.100:45515', '166.84.136.101:80', 'ESTABLISHED', '2338', '/usr/lib/chromium-browser/chromium-browser']<text:line-break/>['14:', 'michele', '192.168.0.100:45506', '166.84.136.101:80', 'ESTABLISHED', '2338', '/usr/lib/chromium-browser/chromium-browser']<text:line-break/>['15:', 'michele', '192.168.0.100:35580', '108.160.163.43:80', 'ESTABLISHED', '2146', </text:span><text:soft-page-break/><text:span text:style-name="Source_20_Text">'/home/michele/.dropbox-dist/dropbox']<text:line-break/>['16:', 'michele', '192.168.0.100:44017', '173.194.78.16:993', 'ESTABLISHED', '2811', '/usr/lib/thunderbird/thunderbird']<text:line-break/>['17:', 'michele', '192.168.0.100:38118', '31.13.64.81:443', 'ESTABLISHED', '2338', '/usr/lib/chromium-browser/chromium-browser']<text:line-break/>['18:', 'michele', '192.168.0.100:54933', '69.171.235.16:443', 'ESTABLISHED', '2338', '/usr/lib/chromium-browser/chromium-browser']<text:line-break/><text:line-break/>&gt;&gt;&gt; for x in netstat('tcp6'):<text:line-break/>...   print(x) <text:line-break/>... <text:line-break/>['0:', 'root', ':::44110', ':::0', 'LISTEN', '', '']<text:line-break/>['1:', 'root', ':::111', ':::0', 'LISTEN', '834', '/sbin/rpcbind']<text:line-break/>['2:', 'root', ':::22', ':::0', 'LISTEN', '1023', '/usr/sbin/sshd']<text:line-break/>['3:', 'root', ':::631', ':::0', 'LISTEN', '1104', '/usr/sbin/cupsd']<text:line-break/>['4:', 'statd', ':::40739', ':::0', 'LISTEN', '1114', '/sbin/rpc.statd']</text:span></text:p>
      <text:p text:style-name="P27"/>
      <text:p text:style-name="P27">Le informazioni vengono registrate su liste a più livelli, la lista di livello inferiore (che riguarda una singola connessione) contiene in ordine:</text:p>
      <text:list xml:id="list3239620313099800482" text:style-name="L35">
        <text:list-item>
          <text:p text:style-name="P28">utente</text:p>
        </text:list-item>
        <text:list-item>
          <text:p text:style-name="P28">indirizzo:porta locale</text:p>
        </text:list-item>
        <text:list-item>
          <text:p text:style-name="P28">indirizzo:porta remoto</text:p>
        </text:list-item>
        <text:list-item>
          <text:p text:style-name="P28">stato della socket</text:p>
        </text:list-item>
        <text:list-item>
          <text:p text:style-name="P28"><text:span text:style-name="T80">PID</text:span> del processo (se disponibile)</text:p>
        </text:list-item>
        <text:list-item>
          <text:p text:style-name="P28">nome del processo (se disponibile)</text:p>
        </text:list-item>
      </text:list>
      <text:p text:style-name="P27"><text:span text:style-name="T49"/></text:p>
      <text:p text:style-name="P29">Per quanto riguarda i processi potrebbe verificarsi quanto segue:</text:p>
      <text:list xml:id="list8928809279446413473" text:style-name="L37">
        <text:list-item>
          <text:p text:style-name="P30">non si hanno privilegi di root e quindi alcuni processi potrebbero non essere mostrati</text:p>
        </text:list-item>
        <text:list-item>
          <text:p text:style-name="P30">il programma restituisce init o simili (si verifica con le socket in <text:span text:style-name="T22">TIME_WAIT</text:span>)</text:p>
        </text:list-item>
      </text:list>
      <text:p text:style-name="P29"><text:span text:style-name="T50"/></text:p>
      <text:p text:style-name="P31">Spiegazione degli stati delle socket (da <text:span text:style-name="T22">man netstat</text:span>):</text:p>
      <text:p text:style-name="P31"/>
      <text:p text:style-name="Source_20_Code">   State<text:line-break/>       The state of the socket. Since there are no states in raw mode and usually no states used in UDP, this column may be left blank. Normally this can be one of several values:<text:line-break/><text:line-break/>       ESTABLISHED<text:line-break/>              The socket has an established connection.<text:line-break/><text:line-break/>       SYN_SENT<text:line-break/>              The socket is actively attempting to establish a connection.<text:line-break/><text:line-break/><text:soft-page-break/>       SYN_RECV<text:line-break/>              A connection request has been received from the network.<text:line-break/><text:line-break/>       FIN_WAIT1<text:line-break/>              The socket is closed, and the connection is shutting down.<text:line-break/><text:line-break/>       FIN_WAIT2<text:line-break/>              Connection is closed, and the socket is waiting for a shutdown from the remote end.<text:line-break/><text:line-break/>       TIME_WAIT<text:line-break/>              The socket is waiting after close to handle packets still in the network.<text:line-break/><text:line-break/>       CLOSE  The socket is not being used.<text:line-break/><text:line-break/>       CLOSE_WAIT<text:line-break/>              The remote end has shut down, waiting for the socket to close.<text:line-break/><text:line-break/>       LAST_ACK<text:line-break/>              The remote end has shut down, and the socket is closed. Waiting for acknowledgement.<text:line-break/><text:line-break/>       LISTEN The socket is listening for incoming connections.  Such sockets are not included in the output unless you specify the --listening (-l) or --all (-a) option.<text:line-break/><text:line-break/>       CLOSING<text:line-break/>              Both sockets are shut down but we still don't have all our data sent.<text:line-break/><text:line-break/>       UNKNOWN<text:line-break/>              The state of the socket is unknown.</text:p>
      <text:p text:style-name="P39"/>
      <text:p text:style-name="P63">Come è possibile notare, le socket in <text:span text:style-name="T22">TIME_WAIT</text:span> sono socket chiuse ma che hanno pacchetti ancora da gestire. <text:span text:style-name="T142">D</text:span>i solito rimangono in memoria <text:span text:style-name="T142">al massimo </text:span>per 60 secondi (può variare in base alle impostazioni del kernel). Nei sistemi <text:span text:style-name="T22">GNU/Linux</text:span> è normale che ci siano anche migliaia di socket in <text:span text:style-name="T22">TIME_WAIT</text:span> se la frequenza di apertura delle socket è molto alta (come si verifica ad esempio con <text:span text:style-name="T142">i</text:span>l nostro client che richiede ogni secondo al webserver lo stato dell'hardware tramite una <text:span text:style-name="T22">GET</text:span><text:span text:style-name="T56">)</text:span>. Le socket in <text:span text:style-name="T22">TIME_WAIT</text:span> vengono gestite da<text:span text:style-name="T143">l demone </text:span>init o da <text:span text:style-name="T178">altri</text:span> processi <text:span text:style-name="T178">padri </text:span>(come <text:span text:style-name="T22">gnome-session</text:span>, <text:span text:style-name="T22">upstart</text:span>, <text:span text:style-name="T22">systemd</text:span>, ecc).</text:p>
      <text:p text:style-name="P72"/>
      <text:p text:style-name="P39">Naturalmente la funzione <text:span text:style-name="T22">netstat()</text:span> richiama altre funzioni tra cui quelle per la lettura e il parsing dei file e per la decodifica delle informazioni.</text:p>
      <text:p text:style-name="P39"/>
      <text:p text:style-name="P39"/>
      <text:h text:style-name="Heading_20_3" text:outline-level="3"><text:bookmark-start text:name="__RefHeading__2171_1503597588"/><text:span text:style-name="Strong_20_Emphasis">Decodica delle informazioni</text:span><text:bookmark-end text:name="__RefHeading__2171_1503597588"/></text:h>
      <text:p text:style-name="P39"><text:span text:style-name="T144">Di seguito il contenuto di </text:span><text:span text:style-name="T22">/proc/net/tcp6</text:span></text:p>
      <text:p text:style-name="Source_20_Code"><text:soft-page-break/><text:span text:style-name="Source_20_Text">  sl  local_address rem_address   st tx_queue rx_queue tr tm-&gt;when retrnsmt   uid  timeout inode                                                     <text:line-break/>   0: 00000000:006F 00000000:0000 0A 00000000:00000000 00:00000000 00000000     0        0 9539 1 0000000000000000 100 0 0 10 -1                     <text:line-break/>   1: 00000000:CA12 00000000:0000 0A 00000000:00000000 00:00000000 00000000   125        0 8864 1 0000000000000000 100 0 0 10 -1                     <text:line-break/>   2: 0100007F:0035 00000000:0000 0A 00000000:00000000 00:00000000 00000000     0        0 296320 1 0000000000000000 100 0 0 10 -1                   <text:line-break/>   3: 00000000:0016 00000000:0000 0A 00000000:00000000 00:00000000 00000000     0        0 1655 1 0000000000000000 100 0 0 10 -1                     <text:line-break/>   4: 00000000:0277 00000000:0000 0A 00000000:00000000 00:00000000 00000000     0        0 12509 1 0000000000000000 100 0 0 10 -1                    <text:line-break/>   5: 00000000:445C 00000000:0000 0A 00000000:00000000 00:00000000 00000000  1000        0 18329 1 0000000000000000 100 0 0 10 -1                    <text:line-break/>   6: 00000000:8DFE 00000000:0000 0A 00000000:00000000 00:00000000 00000000     0        0 152064 1 0000000000000000 100 0 0 10 -1                   <text:line-break/>   7: 6400A8C0:C754 41400D1F:01BB 06 00000000:00000000 03:000000B5 00000000     0        0 0 3 0000000000000000                                      <text:line-break/>   8: 6400A8C0:ABF0 104EC2AD:03E1 01 00000000:00000000 00:00000000 00000000  1000        0 295281 1 0000000000000000 42 4 18 4 3                     <text:line-break/>   9: 6400A8C0:DC82 BD46C2AD:01BB 01 00000000:00000000 02:000009D2 00000000  1000        0 296723 2 0000000000000000 46 4 30 5 3                     <text:line-break/>  10: 6400A8C0:9C19 DCA344D0:1466 01 00000000:00000000 00:00000000 00000000  1000        0 298263 1 0000000000000000 57 4 26 2 2                     <text:line-break/>  11: 6400A8C0:E8D8 195EBD5B:0050 08 00000000:00000001 00:00000000 00000000  1000        0 296332 1 0000000000000000 86 4 20 2 -1                    <text:line-break/>  12: 6400A8C0:B363 658854A6:0050 01 00000000:00000000 02:00000BB2 00000000  1000        0 403067 2 0000000000000000 61 4 31 3 2                     <text:line-break/>  13: 6400A8C0:C753 41400D1F:01BB 01 00000000:00000000 02:000006B2 00000000  1000        0 402144 2 0000000000000000 72 4 20 3 7                     <text:line-break/>  14: 6400A8C0:8AFC 2BA3A06C:0050 01 00000000:00000000 00:00000000 00000000  1000        0 297665 1 0000000000000000 60 4 31 5 3                     <text:line-break/>  15: 6400A8C0:ABF1 104EC2AD:03E1 01 00000000:00000000 00:00000000 00000000  1000        0 295282 1 0000000000000000 44 4 22 2 2                     <text:line-break/>  16: 6400A8C0:B36C 658854A6:0050 01 00000000:00000000 02:00000232 00000000  1000        0 403132 2 0000000000000000 59 4 30 5 3                     <text:line-break/>  17: 6400A8C0:D695 10EBAB45:01BB 01 00000000:00000000 02:00000C99 00000000  1000        0 296362 2 0000000000000000 62 4 25 4 2           </text:span></text:p>
      <text:p text:style-name="P32"><text:span text:style-name="T51"/></text:p>
      <text:p text:style-name="P32"><text:span text:style-name="T108">Appare evidente </text:span>che gli indirizzi sono in esadecimale, <text:span text:style-name="T108">ma </text:span>sono anche scritti al contrario. <text:span text:style-name="T108">Prendiamone uno come </text:span>esempio <text:span text:style-name="T145">e trasformiamo ogni coppia in decimale</text:span>:</text:p>
      <text:p text:style-name="Source_20_Code">6400A8C0:ABF0 <text:line-break/><text:line-break/>&gt;&gt;&gt; int('C0', 16) <text:line-break/>192<text:line-break/><text:line-break/>&gt;&gt;&gt; int('A8', 16) <text:line-break/>168<text:line-break/><text:line-break/>&gt;&gt;&gt; int('00', 16) <text:line-break/>0<text:line-break/><text:line-break/>&gt;&gt;&gt; int('64', 16) <text:line-break/>100<text:line-break/><text:line-break/><text:soft-page-break/>&gt;&gt;&gt; int('ABF0', 16)  <text:line-break/>44016</text:p>
      <text:p text:style-name="P32"/>
      <text:p text:style-name="P33">In sintesi, <text:span text:style-name="T119">troviamo l</text:span><text:span text:style-name="T128">'indirizzo </text:span><text:span text:style-name="T27">IP</text:span><text:span text:style-name="T55">:</text:span></text:p>
      <text:p text:style-name="Source_20_Code">&gt;&gt;&gt; _ip('6400A8C0', False)  # il False indica che è un IPv4 e non un IPv6 <text:line-break/>'192.168.0.100'</text:p>
      <text:p text:style-name="Text_20_body"/>
      <text:p text:style-name="Text_20_body"><text:span text:style-name="T119">Troviamo la porta:</text:span></text:p>
      <text:p text:style-name="Source_20_Code">&gt;&gt;&gt; int('ABF0', 16)  <text:line-break/>44016</text:p>
      <text:p text:style-name="P33"/>
      <text:p text:style-name="P33">L'algor<text:span text:style-name="T109">i</text:span>tmo (implementato da <text:span text:style-name="T22">Ricardo Pascal</text:span>) esegue la conversione nel modo illustrato sopra.</text:p>
      <text:p text:style-name="P33">Per quanto riguarda gli stati, <text:s/>è <text:span text:style-name="T109">sufficiente d</text:span>efinire un dizionario (hash table):</text:p>
      <text:p text:style-name="Source_20_Code">STATE = {<text:line-break/>    '01':'ESTABLISHED',<text:line-break/>    '02':'SYN_SENT',<text:line-break/>    '03':'SYN_RECV',<text:line-break/>    '04':'FIN_WAIT1',<text:line-break/>    '05':'FIN_WAIT2',<text:line-break/>    '06':'TIME_WAIT',<text:line-break/>    '07':'CLOSE',<text:line-break/>    '08':'CLOSE_WAIT',<text:line-break/>    '09':'LAST_ACK',<text:line-break/>    '0A':'LISTEN',<text:line-break/>    '0B':'CLOSING'<text:line-break/>}</text:p>
      <text:p text:style-name="P33"/>
      <text:p text:style-name="P33">A questo punto la notazione esadecimale è la chiave per accedere alla stringa contenente lo stato.</text:p>
      <text:p text:style-name="P33">Per trovare il processo che usa la connessione, l'algoritmo prevede di ricercare quel processo che sta utilizzando l'inode relativo alla connessione.</text:p>
      <text:p text:style-name="P33"/>
      <text:p text:style-name="P33"/>
      <text:h text:style-name="Heading_20_3" text:outline-level="3"><text:bookmark-start text:name="__RefHeading__2051_1503597588"/><text:span text:style-name="Strong_20_Emphasis">Decodifica degli I</text:span><text:span text:style-name="Strong_20_Emphasis"><text:span text:style-name="T110">P</text:span></text:span><text:span text:style-name="Strong_20_Emphasis">v6</text:span><text:bookmark-end text:name="__RefHeading__2051_1503597588"/></text:h>
      <text:p text:style-name="P33">Prendiamo ad esempio l'ind<text:span text:style-name="T128">i</text:span>rizzo come <text:span text:style-name="T122">risulta in </text:span><text:span text:style-name="T22">/proc/net/tcp6</text:span> (o<text:span text:style-name="T119">ppure </text:span><text:span text:style-name="T22">/</text:span><text:span text:style-name="T27">proc/net/</text:span><text:span text:style-name="T22">upd6</text:span>)</text:p>
      <text:p text:style-name="Standard"><text:span text:style-name="Source_20_Text">0000000000000000FFFF00000100007F</text:span></text:p>
      <text:p text:style-name="Text_20_body"/>
      <text:p text:style-name="P32">La funzione lo converte come segue:</text:p>
      <text:p text:style-name="Source_20_Code">&gt;&gt;&gt; from netstat import _ip <text:line-break/><text:soft-page-break/>&gt;&gt;&gt; _ip('0000000000000000FFFF00000100007F', True) <text:line-break/>'::ffff:7f00:1'</text:p>
      <text:p text:style-name="P34"/>
      <text:p text:style-name="P34"><text:span text:style-name="T119">D</text:span>ividiamo l'<text:span text:style-name="T27">IP</text:span> in blocchi da 4:</text:p>
      <text:p text:style-name="Source_20_Code"> 0000:0000:0000:0000:FFFF:0000:0100:007F</text:p>
      <text:p text:style-name="P34"/>
      <text:p text:style-name="P34"><text:span text:style-name="T120">S</text:span>cambiamo i blocchi a due a due:</text:p>
      <text:p text:style-name="Source_20_Code">0000:0000:0000:0000:0000:FFFF:007F:0100</text:p>
      <text:p text:style-name="P34"/>
      <text:p text:style-name="P34"><text:span text:style-name="T120">S</text:span>cambiamo le coppie dentro i blocchi:</text:p>
      <text:p text:style-name="Source_20_Code">0000:0000:0000:0000:0000:FFFF:7F00:0001</text:p>
      <text:p text:style-name="P34"/>
      <text:p text:style-name="P35"><text:span text:style-name="T123">Infine </text:span><text:span text:style-name="T120">usiamo </text:span>il modulo <text:span text:style-name="T22">ip_address</text:span> per abbreviarlo:</text:p>
      <text:p text:style-name="Source_20_Code">&gt;&gt;&gt; from ipaddress import ip_address<text:line-break/>&gt;&gt;&gt; str(ip_address('0000:0000:0000:0000:0000:FFFF:7F00:0001'))<text:line-break/>'::ffff:7f00:1'</text:p>
      <text:p text:style-name="P35"/>
      <text:p text:style-name="P35"/>
      <text:h text:style-name="Heading_20_2" text:outline-level="2"><text:bookmark-start text:name="__RefHeading__2053_1503597588"/><text:span text:style-name="Strong_20_Emphasis">hardware.py – </text:span><text:span text:style-name="Strong_20_Emphasis"><text:span text:style-name="T125">utilizzo delle </text:span></text:span><text:span text:style-name="Strong_20_Emphasis"><text:span text:style-name="T124">risorse hardware</text:span></text:span><text:bookmark-end text:name="__RefHeading__2053_1503597588"/></text:h>
      <text:p text:style-name="P35">Questo modulo <text:span text:style-name="T126">sfrutta</text:span><text:span text:style-name="T121"> la libreria </text:span><text:span text:style-name="T28">psutil</text:span><text:span text:style-name="T121"> per </text:span>ottenere dal sistema operativo l<text:span text:style-name="T127">'attuale utilizzo </text:span>delle <text:span text:style-name="T127">principali </text:span>risorse hardware:</text:p>
      <text:list xml:id="list7132556905663039421" text:style-name="L30">
        <text:list-item>
          <text:p text:style-name="P74">utilizzo CPU</text:p>
        </text:list-item>
        <text:list-item>
          <text:p text:style-name="P74">utilizzo della memoria principale</text:p>
        </text:list-item>
        <text:list-item>
          <text:p text:style-name="P74">utilizzo della memoria di swap</text:p>
        </text:list-item>
        <text:list-item>
          <text:p text:style-name="P74">utilizzo del disco in lettura e scrittura</text:p>
        </text:list-item>
        <text:list-item>
          <text:p text:style-name="P21">utilizzo della banda di rete in entrata e uscita</text:p>
        </text:list-item>
      </text:list>
      <text:p text:style-name="P36"/>
      <text:p text:style-name="P36">La classe <text:span text:style-name="T22">Hardware</text:span> che estende <text:span text:style-name="T22">Thread</text:span> viene istanziata e lanciata dal web server. Dopo aver inizializzato le variabili, ripete continuamente le seguenti operazioni:</text:p>
      <text:list xml:id="list3978896157431750330" text:style-name="L31">
        <text:list-item>
          <text:p text:style-name="P75">memorizza in variabili temporanee i valori relativi a letture/scritture e traffico in entrata/uscita</text:p>
        </text:list-item>
        <text:list-item>
          <text:p text:style-name="P75">calcola il carico medio dei core della CPU nell'intervallo di un secondo</text:p>
        </text:list-item>
        <text:list-item>
          <text:p text:style-name="P75">ricalcola i valori del punto (1) ed effettua la differenza con quelli memorizzati in precedenza. il valore ottenuto rappresenta un'approssimazione dell'utilizzo di disco e traffico di rete in un <text:soft-page-break/>secondo, dal momento che il punto (2) impiega un secondo ad essere compiuto</text:p>
        </text:list-item>
        <text:list-item>
          <text:p text:style-name="P75">calcola l'utilizzo della memoria RAM e dello swap</text:p>
        </text:list-item>
        <text:list-item>
          <text:p text:style-name="P22">attende un secondo, per poi riprendere il ciclo</text:p>
        </text:list-item>
      </text:list>
      <text:p text:style-name="P26"/>
      <text:p text:style-name="P36"><text:span text:style-name="Strong_20_Emphasis"><text:span text:style-name="T11">Infine </text:span></text:span><text:span text:style-name="Strong_20_Emphasis">get_results()</text:span> restituisce un dizionario contenente tutti i valori calcolati <text:span text:style-name="T149">e viene richiamato circa ogni secondo tramite una richiesta </text:span><text:span text:style-name="T33">GET</text:span><text:span text:style-name="T149"> del browser</text:span>.</text:p>
      <text:p text:style-name="P36"/>
      <text:p text:style-name="P36"/>
      <text:h text:style-name="Heading_20_2" text:outline-level="2"><text:bookmark-start text:name="__RefHeading__2055_1503597588"/><text:span text:style-name="Strong_20_Emphasis">__main__.py – </text:span><text:span text:style-name="Strong_20_Emphasis"><text:span text:style-name="T146">sorgente </text:span></text:span><text:span text:style-name="Strong_20_Emphasis">principale e webserver</text:span><text:bookmark-end text:name="__RefHeading__2055_1503597588"/></text:h>
      <text:p text:style-name="P36">Il programma inizia con i seguenti passi:</text:p>
      <text:list xml:id="list6953124319975146168" text:style-name="L32">
        <text:list-item>
          <text:p text:style-name="P76">viene instanziato un oggetto della classe <text:span text:style-name="T22">HTTPServer</text:span> a cui viene passata la classe <text:span text:style-name="T22">MyHandler</text:span> <text:span text:style-name="T111">personalizzata </text:span>che gestira' le richieste <text:span text:style-name="T22">HTTP</text:span></text:p>
        </text:list-item>
        <text:list-item>
          <text:p text:style-name="P76">vengono istanziate e lanciate le classi <text:span text:style-name="T22">NetMapper</text:span> e <text:span text:style-name="T22">Hardware</text:span></text:p>
        </text:list-item>
        <text:list-item>
          <text:p text:style-name="P23">viene aperta una socket su una porta <text:span text:style-name="T22">TCP</text:span> locale (eventualmente specificata dall'utente da linea di comando)</text:p>
        </text:list-item>
      </text:list>
      <text:p text:style-name="P26"/>
      <text:p text:style-name="P26">La classe <text:span text:style-name="Strong_20_Emphasis">MyHandler</text:span> (oltre al proprio costruttore di default che richiama quello di <text:span text:style-name="T22">BaseHTTPRequestHandler</text:span>) contiene degli attributi che una volta definiti rimangono costanti:</text:p>
      <text:list xml:id="list338521766546906918" text:style-name="L33">
        <text:list-item>
          <text:p text:style-name="P77">definizione del metodo <text:span text:style-name="T22">write</text:span><text:span text:style-name="T30">()</text:span> che gestisce correttamente la codifica del file da restituire, tenendo presente la versione del Python. <text:span text:style-name="T146">V</text:span>engono <text:span text:style-name="T146">poi </text:span>aperti i 3 file necessari e vengono caricari su 3 differenti variabili. In questo modo si evita che il webserver vada a riaprire gli stessi file piu' volte ad ogni richiesta di caricamento dell'intera pagina web.</text:p>
        </text:list-item>
        <text:list-item>
          <text:p text:style-name="P77"><text:span text:style-name="T146">il </text:span>dizionario <text:span text:style-name="T31">request_to_response</text:span> abbina le richieste dei file da parte del browser alle variabili dove avevamo precedentemente salvato i file</text:p>
        </text:list-item>
        <text:list-item>
          <text:p text:style-name="P24"><text:span text:style-name="T147">il </text:span>dizionario <text:span text:style-name="T32">ext_to_content_type</text:span><text:span text:style-name="T147"> invece associa le </text:span>estensioni <text:span text:style-name="T147">dei file</text:span> a<text:span text:style-name="T147">l</text:span> <text:span text:style-name="T22">Content-type</text:span> relativo nell<text:span text:style-name="T148">'header delle </text:span>risposte <text:span text:style-name="T22">HTTP</text:span></text:p>
        </text:list-item>
      </text:list>
      <text:p text:style-name="P26"/>
      <text:p text:style-name="P41">Il metodo <text:span text:style-name="Strong_20_Emphasis">do_GET</text:span><text:span text:style-name="Strong_20_Emphasis"><text:span text:style-name="T112">()</text:span></text:span> della classe <text:span text:style-name="T22">MyHandler</text:span> viene invocato ad ogni richiesta <text:span text:style-name="T22">HTTP</text:span> di tipo <text:span text:style-name="T22">GET</text:span> da parte del browser. Innanzitutto suddivide la path richiesta in due variabili che rappresentano il file o il contenuto richiesto (<text:span text:style-name="Emphasis">request</text:span>) e l'estensione relativa (<text:span text:style-name="Emphasis">ext</text:span>).</text:p>
      <text:p text:style-name="P41">L'estensione determina il <text:span text:style-name="Emphasis">Content-type</text:span> da inviare nell'header della risposta <text:span text:style-name="T22">HTTP</text:span> al browser, mentre il contenuto puo' essere un file statico (precedente catturato in una variabile) oppure un dizionario generato con i valori ottenuti.</text:p>
      <text:p text:style-name="P41">In caso di altre richieste non previste, viene generata e catturata l'eccezione <text:span text:style-name="T22">KeyError</text:span>, quindi viene restituito l'errore <text:span text:style-name="T22">404</text:span> relativo ad una pagina non trovata dal web server.</text:p>
      <text:p text:style-name="P36"><text:soft-page-break/></text:p>
      <text:p text:style-name="P36"/>
      <text:h text:style-name="Heading_20_2" text:outline-level="2"><text:bookmark-start text:name="__RefHeading__2057_1503597588"/><text:span text:style-name="Strong_20_Emphasis">Templates – </text:span><text:span text:style-name="Strong_20_Emphasis"><text:span text:style-name="T129">rappresentazione delle informazioni </text:span></text:span><text:span text:style-name="Strong_20_Emphasis"><text:span text:style-name="T113">lato client</text:span></text:span><text:bookmark-end text:name="__RefHeading__2057_1503597588"/></text:h>
      <text:p text:style-name="Text_20_body"><text:span text:style-name="Strong_20_Emphasis"><text:span text:style-name="T4"/></text:span></text:p>
      <text:p text:style-name="P69"><text:span text:style-name="Strong_20_Emphasis"><text:span text:style-name="T15">Questa cartella contiene:</text:span></text:span></text:p>
      <text:list xml:id="list848669320136872655" text:style-name="L50">
        <text:list-item>
          <text:p text:style-name="P70"><text:span text:style-name="Strong_20_Emphasis"><text:span text:style-name="T45">index.html</text:span></text:span><text:span text:style-name="Strong_20_Emphasis"><text:span text:style-name="T15">, ovvero la </text:span></text:span><text:span text:style-name="Strong_20_Emphasis"><text:span text:style-name="T4">struttura della pagina web e </text:span></text:span><text:span text:style-name="Strong_20_Emphasis"><text:span text:style-name="T15">gli </text:span></text:span><text:span text:style-name="Strong_20_Emphasis"><text:span text:style-name="T4">script </text:span></text:span><text:span text:style-name="Strong_20_Emphasis"><text:span text:style-name="T45">JavaScript/jQuery</text:span></text:span></text:p>
        </text:list-item>
        <text:list-item>
          <text:p text:style-name="P70"><text:span text:style-name="Strong_20_Emphasis"><text:span text:style-name="T45">style.css</text:span></text:span><text:span text:style-name="Strong_20_Emphasis"><text:span text:style-name="T15"> </text:span></text:span><text:span text:style-name="Strong_20_Emphasis"><text:span text:style-name="T16">per migliorare la leggibilita' della pagina</text:span></text:span></text:p>
        </text:list-item>
        <text:list-item>
          <text:p text:style-name="P71"><text:span text:style-name="Strong_20_Emphasis"><text:span text:style-name="T46">jQuery-2.0.3-min.js</text:span></text:span><text:span text:style-name="Strong_20_Emphasis"><text:span text:style-name="T16">, l'ultima versione della famosa libreria </text:span></text:span><text:span text:style-name="Strong_20_Emphasis"><text:span text:style-name="T46">jQuery</text:span></text:span></text:p>
        </text:list-item>
      </text:list>
      <text:p text:style-name="P56"/>
      <text:p text:style-name="P41">Il file <text:span text:style-name="T22">index.html</text:span> contiene <text:span text:style-name="T176">una </text:span>struttura <text:span text:style-name="T176">semplice e pulita </text:span>che funge da interfaccia al programma, composta da un header, titoli e tabelle. <text:span text:style-name="T176">Gli script hanno principalmente due ruoli</text:span>:</text:p>
      <text:list xml:id="list1172674455423958059" text:style-name="L34">
        <text:list-item>
          <text:p text:style-name="P78"><text:span text:style-name="T173">sfruttando </text:span>la tecnologia AJAX, effettuare <text:span text:style-name="T177">a intervalli regolari (diversi per ogni sezione) </text:span>delle richieste<text:span text:style-name="T177"> </text:span><text:span text:style-name="T41">HTTP </text:span><text:span text:style-name="T40">GET</text:span><text:span text:style-name="T177">, in particolare </text:span><text:span text:style-name="T180">delle</text:span> <text:span text:style-name="T22">XMLHTTPRequest</text:span></text:p>
        </text:list-item>
        <text:list-item>
          <text:p text:style-name="P25">generare <text:span text:style-name="T177">dinamicamente</text:span> codice <text:span text:style-name="T22">HTML</text:span> partendo dagli oggetti <text:span text:style-name="T22">JSON</text:span> ottenuti <text:span text:style-name="T173">dal web server, </text:span><text:span text:style-name="T175">e sostituirlo di volta in volta al</text:span><text:span text:style-name="T179">le relative sezioni</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Ubuntu Mono" svg:font-family="'Ubuntu Mono'" style:font-adornments="Regular" style:font-pitch="fixed"/>
    <style:font-face style:name="FreeCondensed" svg:font-family="FreeCondensed" style:font-family-generic="modern" style:font-pitch="fixed"/>
    <style:font-face style:name="WenQuanYi Zen Hei Mono" svg:font-family="'WenQuanYi Zen Hei Mono'" style:font-family-generic="modern" style:font-pitch="fixed"/>
    <style:font-face style:name="Linux Libertine" svg:font-family="'Linux Libertine'" style:font-pitch="variable"/>
    <style:font-face style:name="Linux Libertine O2" svg:font-family="'Linux Libertine O'"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Linux Libertine O" fo:font-size="12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style:font-name="Linux Libertine O1" fo:font-size="115%"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 O1" fo:font-size="16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Linux Libertine O1" fo:font-size="14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ntitled1" style:family="paragraph" style:parent-style-name="Text_20_body"/>
    <style:style style:name="Source_20_Code" style:display-name="Source Code" style:family="paragraph" style:parent-style-name="Text_20_body" style:master-page-name="">
      <style:paragraph-properties fo:text-align="start" style:justify-single-word="false" style:page-number="auto"/>
      <style:text-properties style:font-name="Ubuntu Mono" fo:font-size="10.5pt" style:font-size-asian="10.5pt"/>
    </style:style>
    <style:style style:name="Numbering_20_Symbols" style:display-name="Numbering Symbols" style:family="text"/>
    <style:style style:name="Source_20_Text" style:display-name="Source Text" style:family="text">
      <style:text-properties style:font-name="Ubuntu Mono" fo:font-size="10pt" style:font-name-asian="WenQuanYi Zen Hei Mono" style:font-size-asian="10.5pt" style:font-weight-asian="normal" style:font-name-complex="FreeCondense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nux Libertine O2" fo:language="it" fo:country="IT" fo:font-weight="bold" officeooo:rsid="00b1f61f" style:font-weight-asian="bold" style:font-weight-complex="bold"/>
    </style:style>
    <style:style style:name="MP2" style:family="paragraph" style:parent-style-name="Header">
      <style:text-properties style:font-name="Linux Libertine O2" fo:language="it" fo:country="IT"/>
    </style:style>
    <style:style style:name="MP3" style:family="paragraph" style:parent-style-name="Header">
      <style:text-properties style:font-name="Linux Libertine O2" fo:language="it" fo:country="IT" fo:font-weight="bold" officeooo:rsid="00de85e9" officeooo:paragraph-rsid="00de85e9" style:font-weight-asian="bold" style:font-weight-complex="bold"/>
    </style:style>
    <style:style style:name="MP4" style:family="paragraph" style:parent-style-name="Footer">
      <style:text-properties style:font-name="Linux Libertine O2" fo:language="it" fo:country="IT"/>
    </style:style>
    <style:style style:name="MP5" style:family="paragraph" style:parent-style-name="Footer">
      <style:text-properties style:font-name="Linux Libertine O2" fo:language="it" fo:country="IT" fo:font-weight="bold" style:font-weight-asian="bold" style:font-weight-complex="bold"/>
    </style:style>
    <style:style style:name="MT1" style:family="text">
      <style:text-properties officeooo:rsid="01a041fa"/>
    </style:style>
    <style:style style:name="MT2" style:family="text">
      <style:text-properties officeooo:rsid="00b1f61f"/>
    </style:style>
    <style:style style:name="MT3" style:family="text">
      <style:text-properties officeooo:rsid="00de85e9"/>
    </style:style>
    <style:style style:name="MT4" style:family="text">
      <style:text-properties officeooo:rsid="00ed370d"/>
    </style:style>
    <style:style style:name="MT5" style:family="text">
      <style:text-properties fo:font-weight="normal" style:font-weight-asian="normal" style:font-weight-complex="normal"/>
    </style:style>
    <style:style style:name="MT6" style:family="text">
      <style:text-properties officeooo:rsid="00e87c7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istemi Operativi</text:p>
        <text:p text:style-name="MP2">Progetto per la sessione <text:span text:style-name="MT1">autunnale</text:span> 201<text:span text:style-name="MT2">2</text:span>/1<text:span text:style-name="MT2">3</text:span><text:tab/><text:tab/>CdL Informatica Applicata</text:p>
      </style:header>
      <style:header-first style:display="false">
        <text:p text:style-name="MP3">Reti degli Elaboratori</text:p>
        <text:p text:style-name="MP2">Progetto per la sessione <text:span text:style-name="MT2">estiva</text:span> 201<text:span text:style-name="MT2">2</text:span>/1<text:span text:style-name="MT2">3</text:span><text:tab/><text:tab/>CdL Informatica Applicata</text:p>
      </style:header-first>
      <style:footer>
        <text:p text:style-name="MP4">Antonio Esposito, <text:span text:style-name="MT3">Michele Sorcinelli</text:span></text:p>
        <text:p text:style-name="MP5"><text:span text:style-name="MT4">Agosto</text:span><text:span text:style-name="MT2">, 2013</text:span><text:span text:style-name="MT5"><text:tab/><text:tab/></text:span><text:span text:style-name="MT5"><text:page-number text:select-page="current">17</text:page-number></text:span><text:span text:style-name="MT5">/</text:span><text:span text:style-name="MT5"><text:page-count>17</text:page-count></text:span></text:p>
      </style:footer>
      <style:footer-first style:display="false">
        <text:p text:style-name="MP4">Antonio Esposito</text:p>
        <text:p text:style-name="MP5"><text:span text:style-name="MT6">Agosto</text:span><text:span text:style-name="MT2">, 2013</text:span><text:span text:style-name="MT5"><text:tab/><text:tab/></text:span><text:span text:style-name="MT5"><text:page-number text:select-page="current">1</text:page-number></text:span><text:span text:style-name="MT5">/</text:span><text:span text:style-name="MT5"><text:page-count>17</text:page-count></text:span></text:p>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Esposito</meta:initial-creator>
    <meta:creation-date>2012-05-23T16:36:28</meta:creation-date>
    <dc:date>2013-08-10T19:13:00</dc:date>
    <meta:editing-duration>P3DT21H10S</meta:editing-duration>
    <meta:editing-cycles>464</meta:editing-cycles>
    <meta:generator>LibreOffice/4.0.4.2$Linux_X86_64 LibreOffice_project/400m0$Build-2</meta:generator>
    <meta:printed-by>Antonio Esposito</meta:printed-by>
    <meta:print-date>2012-07-03T18:01:32</meta:print-date>
    <meta:document-statistic meta:table-count="0" meta:image-count="0" meta:object-count="0" meta:page-count="17" meta:paragraph-count="203" meta:word-count="3466" meta:character-count="25684" meta:non-whitespace-character-count="21478"/>
  </office:meta>
</office:document-meta>
</file>